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 style:data-style-name="N2"/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batman_lp_wp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5219512195122" calcext:value-type="float">
            <text:p>1.5219512195122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formula="of:=(SQRT(SUMXMY2([.C2:.D2];[.C1:.D1]))/[.$H$2])*[.$I$2]+[.A1]" office:value-type="float" office:value="0.299186004320828" calcext:value-type="float">
            <text:p>0.299186004320828</text:p>
          </table:table-cell>
          <table:table-cell office:value-type="float" office:value="1.5" calcext:value-type="float">
            <text:p>1.5</text:p>
          </table:table-cell>
          <table:table-cell office:value-type="float" office:value="1.51463414634146" calcext:value-type="float">
            <text:p>1.51463414634146</text:p>
          </table:table-cell>
          <table:table-cell office:value-type="float" office:value="0.719512195121951" calcext:value-type="float">
            <text:p>0.719512195121951</text:p>
          </table:table-cell>
          <table:table-cell table:number-columns-repeated="2"/>
          <table:table-cell table:style-name="ce2"/>
          <table:table-cell table:style-name="ce3" office:value-type="float" office:value="0.1" calcext:value-type="float">
            <text:p>0.1</text:p>
          </table:table-cell>
          <table:table-cell office:value-type="float" office:value="1.4357" calcext:value-type="float">
            <text:p>1.4357</text:p>
          </table:table-cell>
          <table:table-cell table:formula="of:=[.A146]" office:value-type="float" office:value="60.2049839926799" calcext:value-type="float">
            <text:p>60.2049839926799</text:p>
          </table:table-cell>
        </table:table-row>
        <table:table-row table:style-name="ro1">
          <table:table-cell table:formula="of:=(SQRT(SUMXMY2([.C3:.D3];[.C2:.D2]))/[.$H$2])*[.$I$2]+[.A2]" office:value-type="float" office:value="0.598372008641608" calcext:value-type="float">
            <text:p>0.598372008641608</text:p>
          </table:table-cell>
          <table:table-cell office:value-type="float" office:value="1.5" calcext:value-type="float">
            <text:p>1.5</text:p>
          </table:table-cell>
          <table:table-cell office:value-type="float" office:value="1.50731707317073" calcext:value-type="float">
            <text:p>1.50731707317073</text:p>
          </table:table-cell>
          <table:table-cell office:value-type="float" office:value="0.739024390243902" calcext:value-type="float">
            <text:p>0.739024390243902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4:.D4];[.C3:.D3]))/[.$H$2])*[.$I$2]+[.A3]" office:value-type="float" office:value="0.911574232572942" calcext:value-type="float">
            <text:p>0.911574232572942</text:p>
          </table:table-cell>
          <table:table-cell office:value-type="float" office:value="1.5" calcext:value-type="float">
            <text:p>1.5</text:p>
          </table:table-cell>
          <table:table-cell office:value-type="float" office:value="1.49756097560976" calcext:value-type="float">
            <text:p>1.49756097560976</text:p>
          </table:table-cell>
          <table:table-cell office:value-type="float" office:value="0.758536585365854" calcext:value-type="float">
            <text:p>0.758536585365854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5:.D5];[.C4:.D4]))/[.$H$2])*[.$I$2]+[.A4]" office:value-type="float" office:value="1.24192464016547" calcext:value-type="float">
            <text:p>1.24192464016547</text:p>
          </table:table-cell>
          <table:table-cell office:value-type="float" office:value="1.5" calcext:value-type="float">
            <text:p>1.5</text:p>
          </table:table-cell>
          <table:table-cell office:value-type="float" office:value="1.48536585365854" calcext:value-type="float">
            <text:p>1.48536585365854</text:p>
          </table:table-cell>
          <table:table-cell office:value-type="float" office:value="0.778048780487805" calcext:value-type="float">
            <text:p>0.778048780487805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6:.D6];[.C5:.D5]))/[.$H$2])*[.$I$2]+[.A5]" office:value-type="float" office:value="1.572275047758" calcext:value-type="float">
            <text:p>1.572275047758</text:p>
          </table:table-cell>
          <table:table-cell office:value-type="float" office:value="1.5" calcext:value-type="float">
            <text:p>1.5</text:p>
          </table:table-cell>
          <table:table-cell office:value-type="float" office:value="1.47317073170732" calcext:value-type="float">
            <text:p>1.47317073170732</text:p>
          </table:table-cell>
          <table:table-cell office:value-type="float" office:value="0.797560975609756" calcext:value-type="float">
            <text:p>0.797560975609756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7:.D7];[.C6:.D6]))/[.$H$2])*[.$I$2]+[.A6]" office:value-type="float" office:value="1.92244577946537" calcext:value-type="float">
            <text:p>1.92244577946537</text:p>
          </table:table-cell>
          <table:table-cell office:value-type="float" office:value="1.5" calcext:value-type="float">
            <text:p>1.5</text:p>
          </table:table-cell>
          <table:table-cell office:value-type="float" office:value="1.45853658536585" calcext:value-type="float">
            <text:p>1.45853658536585</text:p>
          </table:table-cell>
          <table:table-cell office:value-type="float" office:value="0.817073170731707" calcext:value-type="float">
            <text:p>0.817073170731707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8:.D8];[.C7:.D7]))/[.$H$2])*[.$I$2]+[.A7]" office:value-type="float" office:value="2.31861873780665" calcext:value-type="float">
            <text:p>2.31861873780665</text:p>
          </table:table-cell>
          <table:table-cell office:value-type="float" office:value="1.5" calcext:value-type="float">
            <text:p>1.5</text:p>
          </table:table-cell>
          <table:table-cell office:value-type="float" office:value="1.4390243902439" calcext:value-type="float">
            <text:p>1.4390243902439</text:p>
          </table:table-cell>
          <table:table-cell office:value-type="float" office:value="0.836585365853659" calcext:value-type="float">
            <text:p>0.836585365853659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9:.D9];[.C8:.D8]))/[.$H$2])*[.$I$2]+[.A8]" office:value-type="float" office:value="2.69085533154671" calcext:value-type="float">
            <text:p>2.69085533154671</text:p>
          </table:table-cell>
          <table:table-cell office:value-type="float" office:value="1.5" calcext:value-type="float">
            <text:p>1.5</text:p>
          </table:table-cell>
          <table:table-cell office:value-type="float" office:value="1.41951219512195" calcext:value-type="float">
            <text:p>1.41951219512195</text:p>
          </table:table-cell>
          <table:table-cell office:value-type="float" office:value="0.853658536585366" calcext:value-type="float">
            <text:p>0.853658536585366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10:.D10];[.C9:.D9]))/[.$H$2])*[.$I$2]+[.A9]" office:value-type="float" office:value="3.04102606325401" calcext:value-type="float">
            <text:p>3.04102606325401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0.868292682926829" calcext:value-type="float">
            <text:p>0.868292682926829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11:.D11];[.C10:.D10]))/[.$H$2])*[.$I$2]+[.A10]" office:value-type="float" office:value="3.37137647084652" calcext:value-type="float">
            <text:p>3.37137647084652</text:p>
          </table:table-cell>
          <table:table-cell office:value-type="float" office:value="1.5" calcext:value-type="float">
            <text:p>1.5</text:p>
          </table:table-cell>
          <table:table-cell office:value-type="float" office:value="1.38048780487805" calcext:value-type="float">
            <text:p>1.38048780487805</text:p>
          </table:table-cell>
          <table:table-cell office:value-type="float" office:value="0.880487804878049" calcext:value-type="float">
            <text:p>0.880487804878049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12:.D12];[.C11:.D11]))/[.$H$2])*[.$I$2]+[.A11]" office:value-type="float" office:value="3.70172687843903" calcext:value-type="float">
            <text:p>3.70172687843903</text:p>
          </table:table-cell>
          <table:table-cell office:value-type="float" office:value="1.5" calcext:value-type="float">
            <text:p>1.5</text:p>
          </table:table-cell>
          <table:table-cell office:value-type="float" office:value="1.3609756097561" calcext:value-type="float">
            <text:p>1.3609756097561</text:p>
          </table:table-cell>
          <table:table-cell office:value-type="float" office:value="0.892682926829268" calcext:value-type="float">
            <text:p>0.892682926829268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13:.D13];[.C12:.D12]))/[.$H$2])*[.$I$2]+[.A12]" office:value-type="float" office:value="4.01492910237038" calcext:value-type="float">
            <text:p>4.01492910237038</text:p>
          </table:table-cell>
          <table:table-cell office:value-type="float" office:value="1.5" calcext:value-type="float">
            <text:p>1.5</text:p>
          </table:table-cell>
          <table:table-cell office:value-type="float" office:value="1.34146341463415" calcext:value-type="float">
            <text:p>1.34146341463415</text:p>
          </table:table-cell>
          <table:table-cell office:value-type="float" office:value="0.902439024390244" calcext:value-type="float">
            <text:p>0.902439024390244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14:.D14];[.C13:.D13]))/[.$H$2])*[.$I$2]+[.A13]" office:value-type="float" office:value="4.31411510669115" calcext:value-type="float">
            <text:p>4.31411510669115</text:p>
          </table:table-cell>
          <table:table-cell office:value-type="float" office:value="1.5" calcext:value-type="float">
            <text:p>1.5</text:p>
          </table:table-cell>
          <table:table-cell office:value-type="float" office:value="1.3219512195122" calcext:value-type="float">
            <text:p>1.3219512195122</text:p>
          </table:table-cell>
          <table:table-cell office:value-type="float" office:value="0.909756097560975" calcext:value-type="float">
            <text:p>0.909756097560975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15:.D15];[.C14:.D14]))/[.$H$2])*[.$I$2]+[.A14]" office:value-type="float" office:value="4.61330111101206" calcext:value-type="float">
            <text:p>4.61330111101206</text:p>
          </table:table-cell>
          <table:table-cell office:value-type="float" office:value="1.5" calcext:value-type="float">
            <text:p>1.5</text:p>
          </table:table-cell>
          <table:table-cell office:value-type="float" office:value="1.30243902439024" calcext:value-type="float">
            <text:p>1.30243902439024</text:p>
          </table:table-cell>
          <table:table-cell office:value-type="float" office:value="0.917073170731707" calcext:value-type="float">
            <text:p>0.917073170731707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16:.D16];[.C15:.D15]))/[.$H$2])*[.$I$2]+[.A15]" office:value-type="float" office:value="4.90205929377786" calcext:value-type="float">
            <text:p>4.90205929377786</text:p>
          </table:table-cell>
          <table:table-cell office:value-type="float" office:value="1.5" calcext:value-type="float">
            <text:p>1.5</text:p>
          </table:table-cell>
          <table:table-cell office:value-type="float" office:value="1.28292682926829" calcext:value-type="float">
            <text:p>1.28292682926829</text:p>
          </table:table-cell>
          <table:table-cell office:value-type="float" office:value="0.921951219512195" calcext:value-type="float">
            <text:p>0.921951219512195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17:.D17];[.C16:.D16]))/[.$H$2])*[.$I$2]+[.A16]" office:value-type="float" office:value="5.19081747654367" calcext:value-type="float">
            <text:p>5.19081747654367</text:p>
          </table:table-cell>
          <table:table-cell office:value-type="float" office:value="1.5" calcext:value-type="float">
            <text:p>1.5</text:p>
          </table:table-cell>
          <table:table-cell office:value-type="float" office:value="1.26341463414634" calcext:value-type="float">
            <text:p>1.26341463414634</text:p>
          </table:table-cell>
          <table:table-cell office:value-type="float" office:value="0.926829268292683" calcext:value-type="float">
            <text:p>0.926829268292683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18:.D18];[.C17:.D17]))/[.$H$2])*[.$I$2]+[.A17]" office:value-type="float" office:value="5.47957565930947" calcext:value-type="float">
            <text:p>5.47957565930947</text:p>
          </table:table-cell>
          <table:table-cell office:value-type="float" office:value="1.5" calcext:value-type="float">
            <text:p>1.5</text:p>
          </table:table-cell>
          <table:table-cell office:value-type="float" office:value="1.24390243902439" calcext:value-type="float">
            <text:p>1.24390243902439</text:p>
          </table:table-cell>
          <table:table-cell office:value-type="float" office:value="0.931707317073171" calcext:value-type="float">
            <text:p>0.93170731707317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19:.D19];[.C18:.D18]))/[.$H$2])*[.$I$2]+[.A18]" office:value-type="float" office:value="5.76833384207527" calcext:value-type="float">
            <text:p>5.76833384207527</text:p>
          </table:table-cell>
          <table:table-cell office:value-type="float" office:value="1.5" calcext:value-type="float">
            <text:p>1.5</text:p>
          </table:table-cell>
          <table:table-cell office:value-type="float" office:value="1.22439024390244" calcext:value-type="float">
            <text:p>1.22439024390244</text:p>
          </table:table-cell>
          <table:table-cell office:value-type="float" office:value="0.936585365853659" calcext:value-type="float">
            <text:p>0.936585365853659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20:.D20];[.C19:.D19]))/[.$H$2])*[.$I$2]+[.A19]" office:value-type="float" office:value="6.33837049402207" calcext:value-type="float">
            <text:p>6.33837049402207</text:p>
          </table:table-cell>
          <table:table-cell office:value-type="float" office:value="1.5" calcext:value-type="float">
            <text:p>1.5</text:p>
          </table:table-cell>
          <table:table-cell office:value-type="float" office:value="1.18536585365854" calcext:value-type="float">
            <text:p>1.18536585365854</text:p>
          </table:table-cell>
          <table:table-cell office:value-type="float" office:value="0.94390243902439" calcext:value-type="float">
            <text:p>0.94390243902439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21:.D21];[.C20:.D20]))/[.$H$2])*[.$I$2]+[.A20]" office:value-type="float" office:value="6.8997368817363" calcext:value-type="float">
            <text:p>6.8997368817363</text:p>
          </table:table-cell>
          <table:table-cell office:value-type="float" office:value="1.5" calcext:value-type="float">
            <text:p>1.5</text:p>
          </table:table-cell>
          <table:table-cell office:value-type="float" office:value="1.14634146341463" calcext:value-type="float">
            <text:p>1.14634146341463</text:p>
          </table:table-cell>
          <table:table-cell office:value-type="float" office:value="0.946341463414634" calcext:value-type="float">
            <text:p>0.946341463414634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22:.D22];[.C21:.D21]))/[.$H$2])*[.$I$2]+[.A21]" office:value-type="float" office:value="7.46110326945039" calcext:value-type="float">
            <text:p>7.46110326945039</text:p>
          </table:table-cell>
          <table:table-cell office:value-type="float" office:value="1.5" calcext:value-type="float">
            <text:p>1.5</text:p>
          </table:table-cell>
          <table:table-cell office:value-type="float" office:value="1.10731707317073" calcext:value-type="float">
            <text:p>1.10731707317073</text:p>
          </table:table-cell>
          <table:table-cell office:value-type="float" office:value="0.948780487804878" calcext:value-type="float">
            <text:p>0.948780487804878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23:.D23];[.C22:.D22]))/[.$H$2])*[.$I$2]+[.A22]" office:value-type="float" office:value="8.02246965716448" calcext:value-type="float">
            <text:p>8.02246965716448</text:p>
          </table:table-cell>
          <table:table-cell office:value-type="float" office:value="1.5" calcext:value-type="float">
            <text:p>1.5</text:p>
          </table:table-cell>
          <table:table-cell office:value-type="float" office:value="1.06829268292683" calcext:value-type="float">
            <text:p>1.06829268292683</text:p>
          </table:table-cell>
          <table:table-cell office:value-type="float" office:value="0.951219512195122" calcext:value-type="float">
            <text:p>0.951219512195122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24:.D24];[.C23:.D23]))/[.$H$2])*[.$I$2]+[.A23]" office:value-type="float" office:value="8.58274282789616" calcext:value-type="float">
            <text:p>8.58274282789616</text:p>
          </table:table-cell>
          <table:table-cell office:value-type="float" office:value="1.5" calcext:value-type="float">
            <text:p>1.5</text:p>
          </table:table-cell>
          <table:table-cell office:value-type="float" office:value="1.02926829268293" calcext:value-type="float">
            <text:p>1.02926829268293</text:p>
          </table:table-cell>
          <table:table-cell office:value-type="float" office:value="0.951219512195122" calcext:value-type="float">
            <text:p>0.951219512195122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25:.D25];[.C24:.D24]))/[.$H$2])*[.$I$2]+[.A24]" office:value-type="float" office:value="9.14410921561033" calcext:value-type="float">
            <text:p>9.14410921561033</text:p>
          </table:table-cell>
          <table:table-cell office:value-type="float" office:value="1.5" calcext:value-type="float">
            <text:p>1.5</text:p>
          </table:table-cell>
          <table:table-cell office:value-type="float" office:value="0.990243902439024" calcext:value-type="float">
            <text:p>0.990243902439024</text:p>
          </table:table-cell>
          <table:table-cell office:value-type="float" office:value="0.948780487804878" calcext:value-type="float">
            <text:p>0.948780487804878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26:.D26];[.C25:.D25]))/[.$H$2])*[.$I$2]+[.A25]" office:value-type="float" office:value="9.70547560332445" calcext:value-type="float">
            <text:p>9.70547560332445</text:p>
          </table:table-cell>
          <table:table-cell office:value-type="float" office:value="1.5" calcext:value-type="float">
            <text:p>1.5</text:p>
          </table:table-cell>
          <table:table-cell office:value-type="float" office:value="0.951219512195122" calcext:value-type="float">
            <text:p>0.951219512195122</text:p>
          </table:table-cell>
          <table:table-cell office:value-type="float" office:value="0.946341463414634" calcext:value-type="float">
            <text:p>0.946341463414634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27:.D27];[.C26:.D26]))/[.$H$2])*[.$I$2]+[.A26]" office:value-type="float" office:value="10.1153399365396" calcext:value-type="float">
            <text:p>10.1153399365396</text:p>
          </table:table-cell>
          <table:table-cell office:value-type="float" office:value="1.5" calcext:value-type="float">
            <text:p>1.5</text:p>
          </table:table-cell>
          <table:table-cell office:value-type="float" office:value="0.941463414634146" calcext:value-type="float">
            <text:p>0.941463414634146</text:p>
          </table:table-cell>
          <table:table-cell office:value-type="float" office:value="0.973170731707317" calcext:value-type="float">
            <text:p>0.973170731707317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28:.D28];[.C27:.D27]))/[.$H$2])*[.$I$2]+[.A27]" office:value-type="float" office:value="10.6767063242537" calcext:value-type="float">
            <text:p>10.6767063242537</text:p>
          </table:table-cell>
          <table:table-cell office:value-type="float" office:value="1.5" calcext:value-type="float">
            <text:p>1.5</text:p>
          </table:table-cell>
          <table:table-cell office:value-type="float" office:value="0.94390243902439" calcext:value-type="float">
            <text:p>0.94390243902439</text:p>
          </table:table-cell>
          <table:table-cell office:value-type="float" office:value="1.01219512195122" calcext:value-type="float">
            <text:p>1.01219512195122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formula="of:=(SQRT(SUMXMY2([.C29:.D29];[.C28:.D28]))/[.$H$2])*[.$I$2]+[.A28]" office:value-type="float" office:value="11.2413396632406" calcext:value-type="float">
            <text:p>11.2413396632406</text:p>
          </table:table-cell>
          <table:table-cell office:value-type="float" office:value="1.5" calcext:value-type="float">
            <text:p>1.5</text:p>
          </table:table-cell>
          <table:table-cell office:value-type="float" office:value="0.939024390243902" calcext:value-type="float">
            <text:p>0.939024390243902</text:p>
          </table:table-cell>
          <table:table-cell office:value-type="float" office:value="1.05121951219512" calcext:value-type="float">
            <text:p>1.05121951219512</text:p>
          </table:table-cell>
          <table:table-cell table:number-columns-repeated="6"/>
        </table:table-row>
        <table:table-row table:style-name="ro1">
          <table:table-cell table:formula="of:=(SQRT(SUMXMY2([.C30:.D30];[.C29:.D29]))/[.$H$2])*[.$I$2]+[.A29]" office:value-type="float" office:value="11.5300978460064" calcext:value-type="float">
            <text:p>11.5300978460064</text:p>
          </table:table-cell>
          <table:table-cell office:value-type="float" office:value="1.5" calcext:value-type="float">
            <text:p>1.5</text:p>
          </table:table-cell>
          <table:table-cell office:value-type="float" office:value="0.934146341463415" calcext:value-type="float">
            <text:p>0.934146341463415</text:p>
          </table:table-cell>
          <table:table-cell office:value-type="float" office:value="1.07073170731707" calcext:value-type="float">
            <text:p>1.07073170731707</text:p>
          </table:table-cell>
          <table:table-cell table:number-columns-repeated="6"/>
        </table:table-row>
        <table:table-row table:style-name="ro1">
          <table:table-cell table:formula="of:=(SQRT(SUMXMY2([.C31:.D31];[.C30:.D30]))/[.$H$2])*[.$I$2]+[.A30]" office:value-type="float" office:value="11.8292838503272" calcext:value-type="float">
            <text:p>11.8292838503272</text:p>
          </table:table-cell>
          <table:table-cell office:value-type="float" office:value="1.5" calcext:value-type="float">
            <text:p>1.5</text:p>
          </table:table-cell>
          <table:table-cell office:value-type="float" office:value="0.926829268292683" calcext:value-type="float">
            <text:p>0.926829268292683</text:p>
          </table:table-cell>
          <table:table-cell office:value-type="float" office:value="1.09024390243902" calcext:value-type="float">
            <text:p>1.09024390243902</text:p>
          </table:table-cell>
          <table:table-cell table:number-columns-repeated="6"/>
        </table:table-row>
        <table:table-row table:style-name="ro1">
          <table:table-cell table:formula="of:=(SQRT(SUMXMY2([.C32:.D32];[.C31:.D31]))/[.$H$2])*[.$I$2]+[.A31]" office:value-type="float" office:value="12.1424860742587" calcext:value-type="float">
            <text:p>12.1424860742587</text:p>
          </table:table-cell>
          <table:table-cell office:value-type="float" office:value="1.5" calcext:value-type="float">
            <text:p>1.5</text:p>
          </table:table-cell>
          <table:table-cell office:value-type="float" office:value="0.917073170731707" calcext:value-type="float">
            <text:p>0.917073170731707</text:p>
          </table:table-cell>
          <table:table-cell office:value-type="float" office:value="1.10975609756098" calcext:value-type="float">
            <text:p>1.10975609756098</text:p>
          </table:table-cell>
          <table:table-cell table:number-columns-repeated="6"/>
        </table:table-row>
        <table:table-row table:style-name="ro1">
          <table:table-cell table:formula="of:=(SQRT(SUMXMY2([.C33:.D33];[.C32:.D32]))/[.$H$2])*[.$I$2]+[.A32]" office:value-type="float" office:value="12.4728364818512" calcext:value-type="float">
            <text:p>12.4728364818512</text:p>
          </table:table-cell>
          <table:table-cell office:value-type="float" office:value="1.5" calcext:value-type="float">
            <text:p>1.5</text:p>
          </table:table-cell>
          <table:table-cell office:value-type="float" office:value="0.904878048780488" calcext:value-type="float">
            <text:p>0.904878048780488</text:p>
          </table:table-cell>
          <table:table-cell office:value-type="float" office:value="1.12926829268293" calcext:value-type="float">
            <text:p>1.12926829268293</text:p>
          </table:table-cell>
          <table:table-cell table:number-columns-repeated="6"/>
        </table:table-row>
        <table:table-row table:style-name="ro1">
          <table:table-cell table:formula="of:=(SQRT(SUMXMY2([.C34:.D34];[.C33:.D33]))/[.$H$2])*[.$I$2]+[.A33]" office:value-type="float" office:value="12.8230072135585" calcext:value-type="float">
            <text:p>12.8230072135585</text:p>
          </table:table-cell>
          <table:table-cell office:value-type="float" office:value="1.5" calcext:value-type="float">
            <text:p>1.5</text:p>
          </table:table-cell>
          <table:table-cell office:value-type="float" office:value="0.890243902439024" calcext:value-type="float">
            <text:p>0.890243902439024</text:p>
          </table:table-cell>
          <table:table-cell office:value-type="float" office:value="1.14878048780488" calcext:value-type="float">
            <text:p>1.14878048780488</text:p>
          </table:table-cell>
          <table:table-cell table:number-columns-repeated="6"/>
        </table:table-row>
        <table:table-row table:style-name="ro1">
          <table:table-cell table:formula="of:=(SQRT(SUMXMY2([.C35:.D35];[.C34:.D34]))/[.$H$2])*[.$I$2]+[.A34]" office:value-type="float" office:value="13.1952438072985" calcext:value-type="float">
            <text:p>13.1952438072985</text:p>
          </table:table-cell>
          <table:table-cell office:value-type="float" office:value="1.5" calcext:value-type="float">
            <text:p>1.5</text:p>
          </table:table-cell>
          <table:table-cell office:value-type="float" office:value="0.873170731707317" calcext:value-type="float">
            <text:p>0.873170731707317</text:p>
          </table:table-cell>
          <table:table-cell office:value-type="float" office:value="1.16829268292683" calcext:value-type="float">
            <text:p>1.16829268292683</text:p>
          </table:table-cell>
          <table:table-cell table:number-columns-repeated="6"/>
        </table:table-row>
        <table:table-row table:style-name="ro1">
          <table:table-cell table:formula="of:=(SQRT(SUMXMY2([.C36:.D36];[.C35:.D35]))/[.$H$2])*[.$I$2]+[.A35]" office:value-type="float" office:value="13.5674804010386" calcext:value-type="float">
            <text:p>13.5674804010386</text:p>
          </table:table-cell>
          <table:table-cell office:value-type="float" office:value="1.5" calcext:value-type="float">
            <text:p>1.5</text:p>
          </table:table-cell>
          <table:table-cell office:value-type="float" office:value="0.853658536585366" calcext:value-type="float">
            <text:p>0.853658536585366</text:p>
          </table:table-cell>
          <table:table-cell office:value-type="float" office:value="1.18536585365854" calcext:value-type="float">
            <text:p>1.18536585365854</text:p>
          </table:table-cell>
          <table:table-cell table:number-columns-repeated="6"/>
        </table:table-row>
        <table:table-row table:style-name="ro1">
          <table:table-cell table:formula="of:=(SQRT(SUMXMY2([.C37:.D37];[.C36:.D36]))/[.$H$2])*[.$I$2]+[.A36]" office:value-type="float" office:value="13.9176511327459" calcext:value-type="float">
            <text:p>13.9176511327459</text:p>
          </table:table-cell>
          <table:table-cell office:value-type="float" office:value="1.5" calcext:value-type="float">
            <text:p>1.5</text:p>
          </table:table-cell>
          <table:table-cell office:value-type="float" office:value="0.834146341463415" calcext:value-type="float">
            <text:p>0.834146341463415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formula="of:=(SQRT(SUMXMY2([.C38:.D38];[.C37:.D37]))/[.$H$2])*[.$I$2]+[.A37]" office:value-type="float" office:value="14.2678218644532" calcext:value-type="float">
            <text:p>14.2678218644532</text:p>
          </table:table-cell>
          <table:table-cell office:value-type="float" office:value="1.5" calcext:value-type="float">
            <text:p>1.5</text:p>
          </table:table-cell>
          <table:table-cell office:value-type="float" office:value="0.814634146341463" calcext:value-type="float">
            <text:p>0.814634146341463</text:p>
          </table:table-cell>
          <table:table-cell office:value-type="float" office:value="1.21463414634146" calcext:value-type="float">
            <text:p>1.21463414634146</text:p>
          </table:table-cell>
          <table:table-cell table:number-columns-repeated="6"/>
        </table:table-row>
        <table:table-row table:style-name="ro1">
          <table:table-cell table:formula="of:=(SQRT(SUMXMY2([.C39:.D39];[.C38:.D38]))/[.$H$2])*[.$I$2]+[.A38]" office:value-type="float" office:value="14.5981722720458" calcext:value-type="float">
            <text:p>14.5981722720458</text:p>
          </table:table-cell>
          <table:table-cell office:value-type="float" office:value="1.5" calcext:value-type="float">
            <text:p>1.5</text:p>
          </table:table-cell>
          <table:table-cell office:value-type="float" office:value="0.795121951219512" calcext:value-type="float">
            <text:p>0.795121951219512</text:p>
          </table:table-cell>
          <table:table-cell office:value-type="float" office:value="1.22682926829268" calcext:value-type="float">
            <text:p>1.22682926829268</text:p>
          </table:table-cell>
          <table:table-cell table:number-columns-repeated="6"/>
        </table:table-row>
        <table:table-row table:style-name="ro1">
          <table:table-cell table:formula="of:=(SQRT(SUMXMY2([.C40:.D40];[.C39:.D39]))/[.$H$2])*[.$I$2]+[.A39]" office:value-type="float" office:value="14.9285226796383" calcext:value-type="float">
            <text:p>14.9285226796383</text:p>
          </table:table-cell>
          <table:table-cell office:value-type="float" office:value="1.5" calcext:value-type="float">
            <text:p>1.5</text:p>
          </table:table-cell>
          <table:table-cell office:value-type="float" office:value="0.775609756097561" calcext:value-type="float">
            <text:p>0.775609756097561</text:p>
          </table:table-cell>
          <table:table-cell office:value-type="float" office:value="1.2390243902439" calcext:value-type="float">
            <text:p>1.2390243902439</text:p>
          </table:table-cell>
          <table:table-cell table:number-columns-repeated="6"/>
        </table:table-row>
        <table:table-row table:style-name="ro1">
          <table:table-cell table:formula="of:=(SQRT(SUMXMY2([.C41:.D41];[.C40:.D40]))/[.$H$2])*[.$I$2]+[.A40]" office:value-type="float" office:value="15.2417249035697" calcext:value-type="float">
            <text:p>15.2417249035697</text:p>
          </table:table-cell>
          <table:table-cell office:value-type="float" office:value="1.5" calcext:value-type="float">
            <text:p>1.5</text:p>
          </table:table-cell>
          <table:table-cell office:value-type="float" office:value="0.75609756097561" calcext:value-type="float">
            <text:p>0.75609756097561</text:p>
          </table:table-cell>
          <table:table-cell office:value-type="float" office:value="1.24878048780488" calcext:value-type="float">
            <text:p>1.24878048780488</text:p>
          </table:table-cell>
          <table:table-cell table:number-columns-repeated="6"/>
        </table:table-row>
        <table:table-row table:style-name="ro1">
          <table:table-cell table:formula="of:=(SQRT(SUMXMY2([.C42:.D42];[.C41:.D41]))/[.$H$2])*[.$I$2]+[.A41]" office:value-type="float" office:value="15.554927127501" calcext:value-type="float">
            <text:p>15.554927127501</text:p>
          </table:table-cell>
          <table:table-cell office:value-type="float" office:value="1.5" calcext:value-type="float">
            <text:p>1.5</text:p>
          </table:table-cell>
          <table:table-cell office:value-type="float" office:value="0.736585365853658" calcext:value-type="float">
            <text:p>0.736585365853658</text:p>
          </table:table-cell>
          <table:table-cell office:value-type="float" office:value="1.25853658536585" calcext:value-type="float">
            <text:p>1.25853658536585</text:p>
          </table:table-cell>
          <table:table-cell table:number-columns-repeated="6"/>
        </table:table-row>
        <table:table-row table:style-name="ro1">
          <table:table-cell table:formula="of:=(SQRT(SUMXMY2([.C43:.D43];[.C42:.D42]))/[.$H$2])*[.$I$2]+[.A42]" office:value-type="float" office:value="15.8541131318218" calcext:value-type="float">
            <text:p>15.8541131318218</text:p>
          </table:table-cell>
          <table:table-cell office:value-type="float" office:value="1.5" calcext:value-type="float">
            <text:p>1.5</text:p>
          </table:table-cell>
          <table:table-cell office:value-type="float" office:value="0.717073170731707" calcext:value-type="float">
            <text:p>0.717073170731707</text:p>
          </table:table-cell>
          <table:table-cell office:value-type="float" office:value="1.26585365853659" calcext:value-type="float">
            <text:p>1.26585365853659</text:p>
          </table:table-cell>
          <table:table-cell table:number-columns-repeated="6"/>
        </table:table-row>
        <table:table-row table:style-name="ro1">
          <table:table-cell table:formula="of:=(SQRT(SUMXMY2([.C44:.D44];[.C43:.D43]))/[.$H$2])*[.$I$2]+[.A43]" office:value-type="float" office:value="16.4656600238101" calcext:value-type="float">
            <text:p>16.4656600238101</text:p>
          </table:table-cell>
          <table:table-cell office:value-type="float" office:value="1.5" calcext:value-type="float">
            <text:p>1.5</text:p>
          </table:table-cell>
          <table:table-cell office:value-type="float" office:value="0.758536585365854" calcext:value-type="float">
            <text:p>0.758536585365854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45:.D45];[.C44:.D44]))/[.$H$2])*[.$I$2]+[.A44]" office:value-type="float" office:value="17.0259331945418" calcext:value-type="float">
            <text:p>17.0259331945418</text:p>
          </table:table-cell>
          <table:table-cell office:value-type="float" office:value="1.5" calcext:value-type="float">
            <text:p>1.5</text:p>
          </table:table-cell>
          <table:table-cell office:value-type="float" office:value="0.797560975609756" calcext:value-type="float">
            <text:p>0.797560975609756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46:.D46];[.C45:.D45]))/[.$H$2])*[.$I$2]+[.A45]" office:value-type="float" office:value="17.5862063652735" calcext:value-type="float">
            <text:p>17.5862063652735</text:p>
          </table:table-cell>
          <table:table-cell office:value-type="float" office:value="1.5" calcext:value-type="float">
            <text:p>1.5</text:p>
          </table:table-cell>
          <table:table-cell office:value-type="float" office:value="0.836585365853659" calcext:value-type="float">
            <text:p>0.836585365853659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47:.D47];[.C46:.D46]))/[.$H$2])*[.$I$2]+[.A46]" office:value-type="float" office:value="18.1464795360052" calcext:value-type="float">
            <text:p>18.1464795360052</text:p>
          </table:table-cell>
          <table:table-cell office:value-type="float" office:value="1.5" calcext:value-type="float">
            <text:p>1.5</text:p>
          </table:table-cell>
          <table:table-cell office:value-type="float" office:value="0.875609756097561" calcext:value-type="float">
            <text:p>0.875609756097561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48:.D48];[.C47:.D47]))/[.$H$2])*[.$I$2]+[.A47]" office:value-type="float" office:value="18.7067527067369" calcext:value-type="float">
            <text:p>18.7067527067369</text:p>
          </table:table-cell>
          <table:table-cell office:value-type="float" office:value="1.5" calcext:value-type="float">
            <text:p>1.5</text:p>
          </table:table-cell>
          <table:table-cell office:value-type="float" office:value="0.914634146341463" calcext:value-type="float">
            <text:p>0.914634146341463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49:.D49];[.C48:.D48]))/[.$H$2])*[.$I$2]+[.A48]" office:value-type="float" office:value="19.2670258774687" calcext:value-type="float">
            <text:p>19.2670258774687</text:p>
          </table:table-cell>
          <table:table-cell office:value-type="float" office:value="1.5" calcext:value-type="float">
            <text:p>1.5</text:p>
          </table:table-cell>
          <table:table-cell office:value-type="float" office:value="0.953658536585366" calcext:value-type="float">
            <text:p>0.953658536585366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50:.D50];[.C49:.D49]))/[.$H$2])*[.$I$2]+[.A49]" office:value-type="float" office:value="19.8272990482004" calcext:value-type="float">
            <text:p>19.8272990482004</text:p>
          </table:table-cell>
          <table:table-cell office:value-type="float" office:value="1.5" calcext:value-type="float">
            <text:p>1.5</text:p>
          </table:table-cell>
          <table:table-cell office:value-type="float" office:value="0.992682926829268" calcext:value-type="float">
            <text:p>0.992682926829268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51:.D51];[.C50:.D50]))/[.$H$2])*[.$I$2]+[.A50]" office:value-type="float" office:value="20.3875722189321" calcext:value-type="float">
            <text:p>20.3875722189321</text:p>
          </table:table-cell>
          <table:table-cell office:value-type="float" office:value="1.5" calcext:value-type="float">
            <text:p>1.5</text:p>
          </table:table-cell>
          <table:table-cell office:value-type="float" office:value="1.03170731707317" calcext:value-type="float">
            <text:p>1.03170731707317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52:.D52];[.C51:.D51]))/[.$H$2])*[.$I$2]+[.A51]" office:value-type="float" office:value="20.9478453896637" calcext:value-type="float">
            <text:p>20.9478453896637</text:p>
          </table:table-cell>
          <table:table-cell office:value-type="float" office:value="1.5" calcext:value-type="float">
            <text:p>1.5</text:p>
          </table:table-cell>
          <table:table-cell office:value-type="float" office:value="1.07073170731707" calcext:value-type="float">
            <text:p>1.07073170731707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53:.D53];[.C52:.D52]))/[.$H$2])*[.$I$2]+[.A52]" office:value-type="float" office:value="21.5081185603955" calcext:value-type="float">
            <text:p>21.5081185603955</text:p>
          </table:table-cell>
          <table:table-cell office:value-type="float" office:value="1.5" calcext:value-type="float">
            <text:p>1.5</text:p>
          </table:table-cell>
          <table:table-cell office:value-type="float" office:value="1.10975609756098" calcext:value-type="float">
            <text:p>1.10975609756098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54:.D54];[.C53:.D53]))/[.$H$2])*[.$I$2]+[.A53]" office:value-type="float" office:value="22.0683917311272" calcext:value-type="float">
            <text:p>22.0683917311272</text:p>
          </table:table-cell>
          <table:table-cell office:value-type="float" office:value="1.5" calcext:value-type="float">
            <text:p>1.5</text:p>
          </table:table-cell>
          <table:table-cell office:value-type="float" office:value="1.14878048780488" calcext:value-type="float">
            <text:p>1.14878048780488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55:.D55];[.C54:.D54]))/[.$H$2])*[.$I$2]+[.A54]" office:value-type="float" office:value="22.6286649018589" calcext:value-type="float">
            <text:p>22.6286649018589</text:p>
          </table:table-cell>
          <table:table-cell office:value-type="float" office:value="1.5" calcext:value-type="float">
            <text:p>1.5</text:p>
          </table:table-cell>
          <table:table-cell office:value-type="float" office:value="1.18780487804878" calcext:value-type="float">
            <text:p>1.18780487804878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56:.D56];[.C55:.D55]))/[.$H$2])*[.$I$2]+[.A55]" office:value-type="float" office:value="23.1889380725906" calcext:value-type="float">
            <text:p>23.1889380725906</text:p>
          </table:table-cell>
          <table:table-cell office:value-type="float" office:value="1.5" calcext:value-type="float">
            <text:p>1.5</text:p>
          </table:table-cell>
          <table:table-cell office:value-type="float" office:value="1.22682926829268" calcext:value-type="float">
            <text:p>1.22682926829268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57:.D57];[.C56:.D56]))/[.$H$2])*[.$I$2]+[.A56]" office:value-type="float" office:value="23.6346326507245" calcext:value-type="float">
            <text:p>23.6346326507245</text:p>
          </table:table-cell>
          <table:table-cell office:value-type="float" office:value="1.5" calcext:value-type="float">
            <text:p>1.5</text:p>
          </table:table-cell>
          <table:table-cell office:value-type="float" office:value="1.24878048780488" calcext:value-type="float">
            <text:p>1.24878048780488</text:p>
          </table:table-cell>
          <table:table-cell office:value-type="float" office:value="1.25365853658537" calcext:value-type="float">
            <text:p>1.25365853658537</text:p>
          </table:table-cell>
          <table:table-cell table:number-columns-repeated="6"/>
        </table:table-row>
        <table:table-row table:style-name="ro1">
          <table:table-cell table:formula="of:=(SQRT(SUMXMY2([.C58:.D58];[.C57:.D57]))/[.$H$2])*[.$I$2]+[.A57]" office:value-type="float" office:value="23.9233908334904" calcext:value-type="float">
            <text:p>23.9233908334904</text:p>
          </table:table-cell>
          <table:table-cell office:value-type="float" office:value="1.5" calcext:value-type="float">
            <text:p>1.5</text:p>
          </table:table-cell>
          <table:table-cell office:value-type="float" office:value="1.25365853658537" calcext:value-type="float">
            <text:p>1.25365853658537</text:p>
          </table:table-cell>
          <table:table-cell office:value-type="float" office:value="1.23414634146341" calcext:value-type="float">
            <text:p>1.23414634146341</text:p>
          </table:table-cell>
          <table:table-cell table:number-columns-repeated="6"/>
        </table:table-row>
        <table:table-row table:style-name="ro1">
          <table:table-cell table:formula="of:=(SQRT(SUMXMY2([.C59:.D59];[.C58:.D58]))/[.$H$2])*[.$I$2]+[.A58]" office:value-type="float" office:value="24.2365930574217" calcext:value-type="float">
            <text:p>24.2365930574217</text:p>
          </table:table-cell>
          <table:table-cell office:value-type="float" office:value="1.5" calcext:value-type="float">
            <text:p>1.5</text:p>
          </table:table-cell>
          <table:table-cell office:value-type="float" office:value="1.26341463414634" calcext:value-type="float">
            <text:p>1.26341463414634</text:p>
          </table:table-cell>
          <table:table-cell office:value-type="float" office:value="1.21463414634146" calcext:value-type="float">
            <text:p>1.21463414634146</text:p>
          </table:table-cell>
          <table:table-cell table:number-columns-repeated="6"/>
        </table:table-row>
        <table:table-row table:style-name="ro1">
          <table:table-cell table:formula="of:=(SQRT(SUMXMY2([.C60:.D60];[.C59:.D59]))/[.$H$2])*[.$I$2]+[.A59]" office:value-type="float" office:value="24.5669434650143" calcext:value-type="float">
            <text:p>24.5669434650143</text:p>
          </table:table-cell>
          <table:table-cell office:value-type="float" office:value="1.5" calcext:value-type="float">
            <text:p>1.5</text:p>
          </table:table-cell>
          <table:table-cell office:value-type="float" office:value="1.27560975609756" calcext:value-type="float">
            <text:p>1.27560975609756</text:p>
          </table:table-cell>
          <table:table-cell office:value-type="float" office:value="1.19512195121951" calcext:value-type="float">
            <text:p>1.19512195121951</text:p>
          </table:table-cell>
          <table:table-cell table:number-columns-repeated="6"/>
        </table:table-row>
        <table:table-row table:style-name="ro1">
          <table:table-cell table:formula="of:=(SQRT(SUMXMY2([.C61:.D61];[.C60:.D60]))/[.$H$2])*[.$I$2]+[.A60]" office:value-type="float" office:value="24.9135948035629" calcext:value-type="float">
            <text:p>24.9135948035629</text:p>
          </table:table-cell>
          <table:table-cell office:value-type="float" office:value="1.5" calcext:value-type="float">
            <text:p>1.5</text:p>
          </table:table-cell>
          <table:table-cell office:value-type="float" office:value="1.29268292682927" calcext:value-type="float">
            <text:p>1.29268292682927</text:p>
          </table:table-cell>
          <table:table-cell office:value-type="float" office:value="1.1780487804878" calcext:value-type="float">
            <text:p>1.1780487804878</text:p>
          </table:table-cell>
          <table:table-cell table:number-columns-repeated="6"/>
        </table:table-row>
        <table:table-row table:style-name="ro1">
          <table:table-cell table:formula="of:=(SQRT(SUMXMY2([.C62:.D62];[.C61:.D61]))/[.$H$2])*[.$I$2]+[.A61]" office:value-type="float" office:value="25.2439452111554" calcext:value-type="float">
            <text:p>25.2439452111554</text:p>
          </table:table-cell>
          <table:table-cell office:value-type="float" office:value="1.5" calcext:value-type="float">
            <text:p>1.5</text:p>
          </table:table-cell>
          <table:table-cell office:value-type="float" office:value="1.31219512195122" calcext:value-type="float">
            <text:p>1.31219512195122</text:p>
          </table:table-cell>
          <table:table-cell office:value-type="float" office:value="1.16585365853659" calcext:value-type="float">
            <text:p>1.16585365853659</text:p>
          </table:table-cell>
          <table:table-cell table:number-columns-repeated="6"/>
        </table:table-row>
        <table:table-row table:style-name="ro1">
          <table:table-cell table:formula="of:=(SQRT(SUMXMY2([.C63:.D63];[.C62:.D62]))/[.$H$2])*[.$I$2]+[.A62]" office:value-type="float" office:value="25.5431312154762" calcext:value-type="float">
            <text:p>25.5431312154762</text:p>
          </table:table-cell>
          <table:table-cell office:value-type="float" office:value="1.5" calcext:value-type="float">
            <text:p>1.5</text:p>
          </table:table-cell>
          <table:table-cell office:value-type="float" office:value="1.33170731707317" calcext:value-type="float">
            <text:p>1.33170731707317</text:p>
          </table:table-cell>
          <table:table-cell office:value-type="float" office:value="1.15853658536585" calcext:value-type="float">
            <text:p>1.15853658536585</text:p>
          </table:table-cell>
          <table:table-cell table:number-columns-repeated="6"/>
        </table:table-row>
        <table:table-row table:style-name="ro1">
          <table:table-cell table:formula="of:=(SQRT(SUMXMY2([.C64:.D64];[.C63:.D63]))/[.$H$2])*[.$I$2]+[.A63]" office:value-type="float" office:value="25.831889398242" calcext:value-type="float">
            <text:p>25.831889398242</text:p>
          </table:table-cell>
          <table:table-cell office:value-type="float" office:value="1.5" calcext:value-type="float">
            <text:p>1.5</text:p>
          </table:table-cell>
          <table:table-cell office:value-type="float" office:value="1.35121951219512" calcext:value-type="float">
            <text:p>1.35121951219512</text:p>
          </table:table-cell>
          <table:table-cell office:value-type="float" office:value="1.15365853658537" calcext:value-type="float">
            <text:p>1.15365853658537</text:p>
          </table:table-cell>
          <table:table-cell table:number-columns-repeated="6"/>
        </table:table-row>
        <table:table-row table:style-name="ro1">
          <table:table-cell table:formula="of:=(SQRT(SUMXMY2([.C65:.D65];[.C64:.D64]))/[.$H$2])*[.$I$2]+[.A64]" office:value-type="float" office:value="26.1206475810078" calcext:value-type="float">
            <text:p>26.1206475810078</text:p>
          </table:table-cell>
          <table:table-cell office:value-type="float" office:value="1.5" calcext:value-type="float">
            <text:p>1.5</text:p>
          </table:table-cell>
          <table:table-cell office:value-type="float" office:value="1.37073170731707" calcext:value-type="float">
            <text:p>1.37073170731707</text:p>
          </table:table-cell>
          <table:table-cell office:value-type="float" office:value="1.14878048780488" calcext:value-type="float">
            <text:p>1.14878048780488</text:p>
          </table:table-cell>
          <table:table-cell table:number-columns-repeated="6"/>
        </table:table-row>
        <table:table-row table:style-name="ro1">
          <table:table-cell table:formula="of:=(SQRT(SUMXMY2([.C66:.D66];[.C65:.D65]))/[.$H$2])*[.$I$2]+[.A65]" office:value-type="float" office:value="26.6852809199948" calcext:value-type="float">
            <text:p>26.6852809199948</text:p>
          </table:table-cell>
          <table:table-cell office:value-type="float" office:value="1.5" calcext:value-type="float">
            <text:p>1.5</text:p>
          </table:table-cell>
          <table:table-cell office:value-type="float" office:value="1.40975609756098" calcext:value-type="float">
            <text:p>1.40975609756098</text:p>
          </table:table-cell>
          <table:table-cell office:value-type="float" office:value="1.14390243902439" calcext:value-type="float">
            <text:p>1.14390243902439</text:p>
          </table:table-cell>
          <table:table-cell table:number-columns-repeated="6"/>
        </table:table-row>
        <table:table-row table:style-name="ro1">
          <table:table-cell table:formula="of:=(SQRT(SUMXMY2([.C67:.D67];[.C66:.D66]))/[.$H$2])*[.$I$2]+[.A66]" office:value-type="float" office:value="27.2466473077089" calcext:value-type="float">
            <text:p>27.2466473077089</text:p>
          </table:table-cell>
          <table:table-cell office:value-type="float" office:value="1.5" calcext:value-type="float">
            <text:p>1.5</text:p>
          </table:table-cell>
          <table:table-cell office:value-type="float" office:value="1.44878048780488" calcext:value-type="float">
            <text:p>1.44878048780488</text:p>
          </table:table-cell>
          <table:table-cell office:value-type="float" office:value="1.14634146341463" calcext:value-type="float">
            <text:p>1.14634146341463</text:p>
          </table:table-cell>
          <table:table-cell table:number-columns-repeated="6"/>
        </table:table-row>
        <table:table-row table:style-name="ro1">
          <table:table-cell table:formula="of:=(SQRT(SUMXMY2([.C68:.D68];[.C67:.D67]))/[.$H$2])*[.$I$2]+[.A67]" office:value-type="float" office:value="27.5694887705708" calcext:value-type="float">
            <text:p>27.5694887705708</text:p>
          </table:table-cell>
          <table:table-cell office:value-type="float" office:value="1.5" calcext:value-type="float">
            <text:p>1.5</text:p>
          </table:table-cell>
          <table:table-cell office:value-type="float" office:value="1.46341463414634" calcext:value-type="float">
            <text:p>1.46341463414634</text:p>
          </table:table-cell>
          <table:table-cell office:value-type="float" office:value="1.16341463414634" calcext:value-type="float">
            <text:p>1.16341463414634</text:p>
          </table:table-cell>
          <table:table-cell table:number-columns-repeated="6"/>
        </table:table-row>
        <table:table-row table:style-name="ro1">
          <table:table-cell table:formula="of:=(SQRT(SUMXMY2([.C69:.D69];[.C68:.D68]))/[.$H$2])*[.$I$2]+[.A68]" office:value-type="float" office:value="28.1308551582849" calcext:value-type="float">
            <text:p>28.1308551582849</text:p>
          </table:table-cell>
          <table:table-cell office:value-type="float" office:value="1.5" calcext:value-type="float">
            <text:p>1.5</text:p>
          </table:table-cell>
          <table:table-cell office:value-type="float" office:value="1.46585365853659" calcext:value-type="float">
            <text:p>1.46585365853659</text:p>
          </table:table-cell>
          <table:table-cell office:value-type="float" office:value="1.20243902439024" calcext:value-type="float">
            <text:p>1.20243902439024</text:p>
          </table:table-cell>
          <table:table-cell table:number-columns-repeated="6"/>
        </table:table-row>
        <table:table-row table:style-name="ro1">
          <table:table-cell table:formula="of:=(SQRT(SUMXMY2([.C70:.D70];[.C69:.D69]))/[.$H$2])*[.$I$2]+[.A69]" office:value-type="float" office:value="28.6922215459991" calcext:value-type="float">
            <text:p>28.6922215459991</text:p>
          </table:table-cell>
          <table:table-cell office:value-type="float" office:value="1.5" calcext:value-type="float">
            <text:p>1.5</text:p>
          </table:table-cell>
          <table:table-cell office:value-type="float" office:value="1.46829268292683" calcext:value-type="float">
            <text:p>1.46829268292683</text:p>
          </table:table-cell>
          <table:table-cell office:value-type="float" office:value="1.24146341463415" calcext:value-type="float">
            <text:p>1.24146341463415</text:p>
          </table:table-cell>
          <table:table-cell table:number-columns-repeated="6"/>
        </table:table-row>
        <table:table-row table:style-name="ro1">
          <table:table-cell table:formula="of:=(SQRT(SUMXMY2([.C71:.D71];[.C70:.D70]))/[.$H$2])*[.$I$2]+[.A70]" office:value-type="float" office:value="29.0527443799849" calcext:value-type="float">
            <text:p>29.0527443799849</text:p>
          </table:table-cell>
          <table:table-cell office:value-type="float" office:value="1.5" calcext:value-type="float">
            <text:p>1.5</text:p>
          </table:table-cell>
          <table:table-cell office:value-type="float" office:value="1.48048780487805" calcext:value-type="float">
            <text:p>1.48048780487805</text:p>
          </table:table-cell>
          <table:table-cell office:value-type="float" office:value="1.21951219512195" calcext:value-type="float">
            <text:p>1.21951219512195</text:p>
          </table:table-cell>
          <table:table-cell table:number-columns-repeated="6"/>
        </table:table-row>
        <table:table-row table:style-name="ro1">
          <table:table-cell table:formula="of:=(SQRT(SUMXMY2([.C72:.D72];[.C71:.D71]))/[.$H$2])*[.$I$2]+[.A71]" office:value-type="float" office:value="29.3415025627507" calcext:value-type="float">
            <text:p>29.3415025627507</text:p>
          </table:table-cell>
          <table:table-cell office:value-type="float" office:value="1.5" calcext:value-type="float">
            <text:p>1.5</text:p>
          </table:table-cell>
          <table:table-cell office:value-type="float" office:value="1.48536585365854" calcext:value-type="float">
            <text:p>1.48536585365854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formula="of:=(SQRT(SUMXMY2([.C73:.D73];[.C72:.D72]))/[.$H$2])*[.$I$2]+[.A72]" office:value-type="float" office:value="29.8714070349707" calcext:value-type="float">
            <text:p>29.8714070349707</text:p>
          </table:table-cell>
          <table:table-cell office:value-type="float" office:value="1.5" calcext:value-type="float">
            <text:p>1.5</text:p>
          </table:table-cell>
          <table:table-cell office:value-type="float" office:value="1.5219512195122" calcext:value-type="float">
            <text:p>1.5219512195122</text:p>
          </table:table-cell>
          <table:table-cell office:value-type="float" office:value="1.19512195121951" calcext:value-type="float">
            <text:p>1.19512195121951</text:p>
          </table:table-cell>
          <table:table-cell table:number-columns-repeated="6"/>
        </table:table-row>
        <table:table-row table:style-name="ro1">
          <table:table-cell table:formula="of:=(SQRT(SUMXMY2([.C74:.D74];[.C73:.D73]))/[.$H$2])*[.$I$2]+[.A73]" office:value-type="float" office:value="30.4013115071906" calcext:value-type="float">
            <text:p>30.4013115071906</text:p>
          </table:table-cell>
          <table:table-cell office:value-type="float" office:value="1.5" calcext:value-type="float">
            <text:p>1.5</text:p>
          </table:table-cell>
          <table:table-cell office:value-type="float" office:value="1.55853658536585" calcext:value-type="float">
            <text:p>1.55853658536585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formula="of:=(SQRT(SUMXMY2([.C75:.D75];[.C74:.D74]))/[.$H$2])*[.$I$2]+[.A74]" office:value-type="float" office:value="30.6900696899564" calcext:value-type="float">
            <text:p>30.6900696899564</text:p>
          </table:table-cell>
          <table:table-cell office:value-type="float" office:value="1.5" calcext:value-type="float">
            <text:p>1.5</text:p>
          </table:table-cell>
          <table:table-cell office:value-type="float" office:value="1.56341463414634" calcext:value-type="float">
            <text:p>1.56341463414634</text:p>
          </table:table-cell>
          <table:table-cell office:value-type="float" office:value="1.21951219512195" calcext:value-type="float">
            <text:p>1.21951219512195</text:p>
          </table:table-cell>
          <table:table-cell table:number-columns-repeated="6"/>
        </table:table-row>
        <table:table-row table:style-name="ro1">
          <table:table-cell table:formula="of:=(SQRT(SUMXMY2([.C76:.D76];[.C75:.D75]))/[.$H$2])*[.$I$2]+[.A75]" office:value-type="float" office:value="30.9788278727222" calcext:value-type="float">
            <text:p>30.9788278727222</text:p>
          </table:table-cell>
          <table:table-cell office:value-type="float" office:value="1.5" calcext:value-type="float">
            <text:p>1.5</text:p>
          </table:table-cell>
          <table:table-cell office:value-type="float" office:value="1.56829268292683" calcext:value-type="float">
            <text:p>1.56829268292683</text:p>
          </table:table-cell>
          <table:table-cell office:value-type="float" office:value="1.2390243902439" calcext:value-type="float">
            <text:p>1.2390243902439</text:p>
          </table:table-cell>
          <table:table-cell table:number-columns-repeated="6"/>
        </table:table-row>
        <table:table-row table:style-name="ro1">
          <table:table-cell table:formula="of:=(SQRT(SUMXMY2([.C77:.D77];[.C76:.D76]))/[.$H$2])*[.$I$2]+[.A76]" office:value-type="float" office:value="31.278013877043" calcext:value-type="float">
            <text:p>31.278013877043</text:p>
          </table:table-cell>
          <table:table-cell office:value-type="float" office:value="1.5" calcext:value-type="float">
            <text:p>1.5</text:p>
          </table:table-cell>
          <table:table-cell office:value-type="float" office:value="1.57560975609756" calcext:value-type="float">
            <text:p>1.57560975609756</text:p>
          </table:table-cell>
          <table:table-cell office:value-type="float" office:value="1.21951219512195" calcext:value-type="float">
            <text:p>1.21951219512195</text:p>
          </table:table-cell>
          <table:table-cell table:number-columns-repeated="6"/>
        </table:table-row>
        <table:table-row table:style-name="ro1">
          <table:table-cell table:formula="of:=(SQRT(SUMXMY2([.C78:.D78];[.C77:.D77]))/[.$H$2])*[.$I$2]+[.A77]" office:value-type="float" office:value="31.8426472160299" calcext:value-type="float">
            <text:p>31.8426472160299</text:p>
          </table:table-cell>
          <table:table-cell office:value-type="float" office:value="1.5" calcext:value-type="float">
            <text:p>1.5</text:p>
          </table:table-cell>
          <table:table-cell office:value-type="float" office:value="1.58048780487805" calcext:value-type="float">
            <text:p>1.58048780487805</text:p>
          </table:table-cell>
          <table:table-cell office:value-type="float" office:value="1.18048780487805" calcext:value-type="float">
            <text:p>1.18048780487805</text:p>
          </table:table-cell>
          <table:table-cell table:number-columns-repeated="6"/>
        </table:table-row>
        <table:table-row table:style-name="ro1">
          <table:table-cell table:formula="of:=(SQRT(SUMXMY2([.C79:.D79];[.C78:.D78]))/[.$H$2])*[.$I$2]+[.A78]" office:value-type="float" office:value="32.3760113842294" calcext:value-type="float">
            <text:p>32.3760113842294</text:p>
          </table:table-cell>
          <table:table-cell office:value-type="float" office:value="1.5" calcext:value-type="float">
            <text:p>1.5</text:p>
          </table:table-cell>
          <table:table-cell office:value-type="float" office:value="1.59512195121951" calcext:value-type="float">
            <text:p>1.59512195121951</text:p>
          </table:table-cell>
          <table:table-cell office:value-type="float" office:value="1.14634146341463" calcext:value-type="float">
            <text:p>1.14634146341463</text:p>
          </table:table-cell>
          <table:table-cell table:number-columns-repeated="6"/>
        </table:table-row>
        <table:table-row table:style-name="ro1">
          <table:table-cell table:formula="of:=(SQRT(SUMXMY2([.C80:.D80];[.C79:.D79]))/[.$H$2])*[.$I$2]+[.A79]" office:value-type="float" office:value="32.9373777719435" calcext:value-type="float">
            <text:p>32.9373777719435</text:p>
          </table:table-cell>
          <table:table-cell office:value-type="float" office:value="1.5" calcext:value-type="float">
            <text:p>1.5</text:p>
          </table:table-cell>
          <table:table-cell office:value-type="float" office:value="1.63414634146341" calcext:value-type="float">
            <text:p>1.63414634146341</text:p>
          </table:table-cell>
          <table:table-cell office:value-type="float" office:value="1.14390243902439" calcext:value-type="float">
            <text:p>1.14390243902439</text:p>
          </table:table-cell>
          <table:table-cell table:number-columns-repeated="6"/>
        </table:table-row>
        <table:table-row table:style-name="ro1">
          <table:table-cell table:formula="of:=(SQRT(SUMXMY2([.C81:.D81];[.C80:.D80]))/[.$H$2])*[.$I$2]+[.A80]" office:value-type="float" office:value="33.5020111109305" calcext:value-type="float">
            <text:p>33.5020111109305</text:p>
          </table:table-cell>
          <table:table-cell office:value-type="float" office:value="1.5" calcext:value-type="float">
            <text:p>1.5</text:p>
          </table:table-cell>
          <table:table-cell office:value-type="float" office:value="1.67317073170732" calcext:value-type="float">
            <text:p>1.67317073170732</text:p>
          </table:table-cell>
          <table:table-cell office:value-type="float" office:value="1.14878048780488" calcext:value-type="float">
            <text:p>1.14878048780488</text:p>
          </table:table-cell>
          <table:table-cell table:number-columns-repeated="6"/>
        </table:table-row>
        <table:table-row table:style-name="ro1">
          <table:table-cell table:formula="of:=(SQRT(SUMXMY2([.C82:.D82];[.C81:.D81]))/[.$H$2])*[.$I$2]+[.A81]" office:value-type="float" office:value="34.0720477628773" calcext:value-type="float">
            <text:p>34.0720477628773</text:p>
          </table:table-cell>
          <table:table-cell office:value-type="float" office:value="1.5" calcext:value-type="float">
            <text:p>1.5</text:p>
          </table:table-cell>
          <table:table-cell office:value-type="float" office:value="1.71219512195122" calcext:value-type="float">
            <text:p>1.71219512195122</text:p>
          </table:table-cell>
          <table:table-cell office:value-type="float" office:value="1.15609756097561" calcext:value-type="float">
            <text:p>1.15609756097561</text:p>
          </table:table-cell>
          <table:table-cell table:number-columns-repeated="6"/>
        </table:table-row>
        <table:table-row table:style-name="ro1">
          <table:table-cell table:formula="of:=(SQRT(SUMXMY2([.C83:.D83];[.C82:.D82]))/[.$H$2])*[.$I$2]+[.A82]" office:value-type="float" office:value="34.3852499868087" calcext:value-type="float">
            <text:p>34.3852499868087</text:p>
          </table:table-cell>
          <table:table-cell office:value-type="float" office:value="1.5" calcext:value-type="float">
            <text:p>1.5</text:p>
          </table:table-cell>
          <table:table-cell office:value-type="float" office:value="1.73170731707317" calcext:value-type="float">
            <text:p>1.73170731707317</text:p>
          </table:table-cell>
          <table:table-cell office:value-type="float" office:value="1.16585365853659" calcext:value-type="float">
            <text:p>1.16585365853659</text:p>
          </table:table-cell>
          <table:table-cell table:number-columns-repeated="6"/>
        </table:table-row>
        <table:table-row table:style-name="ro1">
          <table:table-cell table:formula="of:=(SQRT(SUMXMY2([.C84:.D84];[.C83:.D83]))/[.$H$2])*[.$I$2]+[.A83]" office:value-type="float" office:value="34.69845221074" calcext:value-type="float">
            <text:p>34.69845221074</text:p>
          </table:table-cell>
          <table:table-cell office:value-type="float" office:value="1.5" calcext:value-type="float">
            <text:p>1.5</text:p>
          </table:table-cell>
          <table:table-cell office:value-type="float" office:value="1.75121951219512" calcext:value-type="float">
            <text:p>1.75121951219512</text:p>
          </table:table-cell>
          <table:table-cell office:value-type="float" office:value="1.17560975609756" calcext:value-type="float">
            <text:p>1.17560975609756</text:p>
          </table:table-cell>
          <table:table-cell table:number-columns-repeated="6"/>
        </table:table-row>
        <table:table-row table:style-name="ro1">
          <table:table-cell table:formula="of:=(SQRT(SUMXMY2([.C85:.D85];[.C84:.D84]))/[.$H$2])*[.$I$2]+[.A84]" office:value-type="float" office:value="35.0946251690813" calcext:value-type="float">
            <text:p>35.0946251690813</text:p>
          </table:table-cell>
          <table:table-cell office:value-type="float" office:value="1.5" calcext:value-type="float">
            <text:p>1.5</text:p>
          </table:table-cell>
          <table:table-cell office:value-type="float" office:value="1.77073170731707" calcext:value-type="float">
            <text:p>1.77073170731707</text:p>
          </table:table-cell>
          <table:table-cell office:value-type="float" office:value="1.19512195121951" calcext:value-type="float">
            <text:p>1.19512195121951</text:p>
          </table:table-cell>
          <table:table-cell table:number-columns-repeated="6"/>
        </table:table-row>
        <table:table-row table:style-name="ro1">
          <table:table-cell table:formula="of:=(SQRT(SUMXMY2([.C86:.D86];[.C85:.D85]))/[.$H$2])*[.$I$2]+[.A85]" office:value-type="float" office:value="35.4078273930127" calcext:value-type="float">
            <text:p>35.4078273930127</text:p>
          </table:table-cell>
          <table:table-cell office:value-type="float" office:value="1.5" calcext:value-type="float">
            <text:p>1.5</text:p>
          </table:table-cell>
          <table:table-cell office:value-type="float" office:value="1.78048780487805" calcext:value-type="float">
            <text:p>1.78048780487805</text:p>
          </table:table-cell>
          <table:table-cell office:value-type="float" office:value="1.21463414634146" calcext:value-type="float">
            <text:p>1.21463414634146</text:p>
          </table:table-cell>
          <table:table-cell table:number-columns-repeated="6"/>
        </table:table-row>
        <table:table-row table:style-name="ro1">
          <table:table-cell table:formula="of:=(SQRT(SUMXMY2([.C87:.D87];[.C86:.D86]))/[.$H$2])*[.$I$2]+[.A86]" office:value-type="float" office:value="35.721029616944" calcext:value-type="float">
            <text:p>35.721029616944</text:p>
          </table:table-cell>
          <table:table-cell office:value-type="float" office:value="1.5" calcext:value-type="float">
            <text:p>1.5</text:p>
          </table:table-cell>
          <table:table-cell office:value-type="float" office:value="1.79024390243902" calcext:value-type="float">
            <text:p>1.79024390243902</text:p>
          </table:table-cell>
          <table:table-cell office:value-type="float" office:value="1.23414634146341" calcext:value-type="float">
            <text:p>1.23414634146341</text:p>
          </table:table-cell>
          <table:table-cell table:number-columns-repeated="6"/>
        </table:table-row>
        <table:table-row table:style-name="ro1">
          <table:table-cell table:formula="of:=(SQRT(SUMXMY2([.C88:.D88];[.C87:.D87]))/[.$H$2])*[.$I$2]+[.A87]" office:value-type="float" office:value="36.0097877997099" calcext:value-type="float">
            <text:p>36.0097877997099</text:p>
          </table:table-cell>
          <table:table-cell office:value-type="float" office:value="1.5" calcext:value-type="float">
            <text:p>1.5</text:p>
          </table:table-cell>
          <table:table-cell office:value-type="float" office:value="1.79512195121951" calcext:value-type="float">
            <text:p>1.79512195121951</text:p>
          </table:table-cell>
          <table:table-cell office:value-type="float" office:value="1.25365853658537" calcext:value-type="float">
            <text:p>1.25365853658537</text:p>
          </table:table-cell>
          <table:table-cell table:number-columns-repeated="6"/>
        </table:table-row>
        <table:table-row table:style-name="ro1">
          <table:table-cell table:formula="of:=(SQRT(SUMXMY2([.C89:.D89];[.C88:.D88]))/[.$H$2])*[.$I$2]+[.A88]" office:value-type="float" office:value="36.2985459824757" calcext:value-type="float">
            <text:p>36.2985459824757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1.27317073170732" calcext:value-type="float">
            <text:p>1.27317073170732</text:p>
          </table:table-cell>
          <table:table-cell table:number-columns-repeated="6"/>
        </table:table-row>
        <table:table-row table:style-name="ro1">
          <table:table-cell table:formula="of:=(SQRT(SUMXMY2([.C90:.D90];[.C89:.D89]))/[.$H$2])*[.$I$2]+[.A89]" office:value-type="float" office:value="36.8599123701898" calcext:value-type="float">
            <text:p>36.8599123701898</text:p>
          </table:table-cell>
          <table:table-cell office:value-type="float" office:value="1.5" calcext:value-type="float">
            <text:p>1.5</text:p>
          </table:table-cell>
          <table:table-cell office:value-type="float" office:value="1.8390243902439" calcext:value-type="float">
            <text:p>1.8390243902439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91:.D91];[.C90:.D90]))/[.$H$2])*[.$I$2]+[.A90]" office:value-type="float" office:value="37.4201855409215" calcext:value-type="float">
            <text:p>37.4201855409215</text:p>
          </table:table-cell>
          <table:table-cell office:value-type="float" office:value="1.5" calcext:value-type="float">
            <text:p>1.5</text:p>
          </table:table-cell>
          <table:table-cell office:value-type="float" office:value="1.8780487804878" calcext:value-type="float">
            <text:p>1.8780487804878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92:.D92];[.C91:.D91]))/[.$H$2])*[.$I$2]+[.A91]" office:value-type="float" office:value="37.9804587116533" calcext:value-type="float">
            <text:p>37.9804587116533</text:p>
          </table:table-cell>
          <table:table-cell office:value-type="float" office:value="1.5" calcext:value-type="float">
            <text:p>1.5</text:p>
          </table:table-cell>
          <table:table-cell office:value-type="float" office:value="1.91707317073171" calcext:value-type="float">
            <text:p>1.91707317073171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93:.D93];[.C92:.D92]))/[.$H$2])*[.$I$2]+[.A92]" office:value-type="float" office:value="38.540731882385" calcext:value-type="float">
            <text:p>38.540731882385</text:p>
          </table:table-cell>
          <table:table-cell office:value-type="float" office:value="1.5" calcext:value-type="float">
            <text:p>1.5</text:p>
          </table:table-cell>
          <table:table-cell office:value-type="float" office:value="1.95609756097561" calcext:value-type="float">
            <text:p>1.95609756097561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94:.D94];[.C93:.D93]))/[.$H$2])*[.$I$2]+[.A93]" office:value-type="float" office:value="39.1010050531166" calcext:value-type="float">
            <text:p>39.1010050531166</text:p>
          </table:table-cell>
          <table:table-cell office:value-type="float" office:value="1.5" calcext:value-type="float">
            <text:p>1.5</text:p>
          </table:table-cell>
          <table:table-cell office:value-type="float" office:value="1.99512195121951" calcext:value-type="float">
            <text:p>1.99512195121951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95:.D95];[.C94:.D94]))/[.$H$2])*[.$I$2]+[.A94]" office:value-type="float" office:value="39.6612782238483" calcext:value-type="float">
            <text:p>39.6612782238483</text:p>
          </table:table-cell>
          <table:table-cell office:value-type="float" office:value="1.5" calcext:value-type="float">
            <text:p>1.5</text:p>
          </table:table-cell>
          <table:table-cell office:value-type="float" office:value="2.03414634146341" calcext:value-type="float">
            <text:p>2.03414634146341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96:.D96];[.C95:.D95]))/[.$H$2])*[.$I$2]+[.A95]" office:value-type="float" office:value="40.2215513945801" calcext:value-type="float">
            <text:p>40.2215513945801</text:p>
          </table:table-cell>
          <table:table-cell office:value-type="float" office:value="1.5" calcext:value-type="float">
            <text:p>1.5</text:p>
          </table:table-cell>
          <table:table-cell office:value-type="float" office:value="2.07317073170732" calcext:value-type="float">
            <text:p>2.07317073170732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97:.D97];[.C96:.D96]))/[.$H$2])*[.$I$2]+[.A96]" office:value-type="float" office:value="40.7818245653118" calcext:value-type="float">
            <text:p>40.7818245653118</text:p>
          </table:table-cell>
          <table:table-cell office:value-type="float" office:value="1.5" calcext:value-type="float">
            <text:p>1.5</text:p>
          </table:table-cell>
          <table:table-cell office:value-type="float" office:value="2.11219512195122" calcext:value-type="float">
            <text:p>2.11219512195122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98:.D98];[.C97:.D97]))/[.$H$2])*[.$I$2]+[.A97]" office:value-type="float" office:value="41.3420977360435" calcext:value-type="float">
            <text:p>41.3420977360435</text:p>
          </table:table-cell>
          <table:table-cell office:value-type="float" office:value="1.5" calcext:value-type="float">
            <text:p>1.5</text:p>
          </table:table-cell>
          <table:table-cell office:value-type="float" office:value="2.15121951219512" calcext:value-type="float">
            <text:p>2.15121951219512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99:.D99];[.C98:.D98]))/[.$H$2])*[.$I$2]+[.A98]" office:value-type="float" office:value="41.9023709067751" calcext:value-type="float">
            <text:p>41.9023709067751</text:p>
          </table:table-cell>
          <table:table-cell office:value-type="float" office:value="1.5" calcext:value-type="float">
            <text:p>1.5</text:p>
          </table:table-cell>
          <table:table-cell office:value-type="float" office:value="2.19024390243902" calcext:value-type="float">
            <text:p>2.19024390243902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100:.D100];[.C99:.D99]))/[.$H$2])*[.$I$2]+[.A99]" office:value-type="float" office:value="42.462644077507" calcext:value-type="float">
            <text:p>42.462644077507</text:p>
          </table:table-cell>
          <table:table-cell office:value-type="float" office:value="1.5" calcext:value-type="float">
            <text:p>1.5</text:p>
          </table:table-cell>
          <table:table-cell office:value-type="float" office:value="2.22926829268293" calcext:value-type="float">
            <text:p>2.22926829268293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101:.D101];[.C100:.D100]))/[.$H$2])*[.$I$2]+[.A100]" office:value-type="float" office:value="43.0229172482386" calcext:value-type="float">
            <text:p>43.0229172482386</text:p>
          </table:table-cell>
          <table:table-cell office:value-type="float" office:value="1.5" calcext:value-type="float">
            <text:p>1.5</text:p>
          </table:table-cell>
          <table:table-cell office:value-type="float" office:value="2.26829268292683" calcext:value-type="float">
            <text:p>2.26829268292683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102:.D102];[.C101:.D101]))/[.$H$2])*[.$I$2]+[.A101]" office:value-type="float" office:value="43.5831904189703" calcext:value-type="float">
            <text:p>43.5831904189703</text:p>
          </table:table-cell>
          <table:table-cell office:value-type="float" office:value="1.5" calcext:value-type="float">
            <text:p>1.5</text:p>
          </table:table-cell>
          <table:table-cell office:value-type="float" office:value="2.30731707317073" calcext:value-type="float">
            <text:p>2.30731707317073</text:p>
          </table:table-cell>
          <table:table-cell office:value-type="float" office:value="1.27560975609756" calcext:value-type="float">
            <text:p>1.27560975609756</text:p>
          </table:table-cell>
          <table:table-cell table:number-columns-repeated="6"/>
        </table:table-row>
        <table:table-row table:style-name="ro1">
          <table:table-cell table:formula="of:=(SQRT(SUMXMY2([.C103:.D103];[.C102:.D102]))/[.$H$2])*[.$I$2]+[.A102]" office:value-type="float" office:value="44.1096124582491" calcext:value-type="float">
            <text:p>44.1096124582491</text:p>
          </table:table-cell>
          <table:table-cell office:value-type="float" office:value="1.5" calcext:value-type="float">
            <text:p>1.5</text:p>
          </table:table-cell>
          <table:table-cell office:value-type="float" office:value="2.34390243902439" calcext:value-type="float">
            <text:p>2.34390243902439</text:p>
          </table:table-cell>
          <table:table-cell office:value-type="float" office:value="1.27317073170732" calcext:value-type="float">
            <text:p>1.27317073170732</text:p>
          </table:table-cell>
          <table:table-cell table:number-columns-repeated="6"/>
        </table:table-row>
        <table:table-row table:style-name="ro1">
          <table:table-cell table:formula="of:=(SQRT(SUMXMY2([.C104:.D104];[.C103:.D103]))/[.$H$2])*[.$I$2]+[.A103]" office:value-type="float" office:value="44.4228146821805" calcext:value-type="float">
            <text:p>44.4228146821805</text:p>
          </table:table-cell>
          <table:table-cell office:value-type="float" office:value="1.5" calcext:value-type="float">
            <text:p>1.5</text:p>
          </table:table-cell>
          <table:table-cell office:value-type="float" office:value="2.32439024390244" calcext:value-type="float">
            <text:p>2.32439024390244</text:p>
          </table:table-cell>
          <table:table-cell office:value-type="float" office:value="1.26341463414634" calcext:value-type="float">
            <text:p>1.26341463414634</text:p>
          </table:table-cell>
          <table:table-cell table:number-columns-repeated="6"/>
        </table:table-row>
        <table:table-row table:style-name="ro1">
          <table:table-cell table:formula="of:=(SQRT(SUMXMY2([.C105:.D105];[.C104:.D104]))/[.$H$2])*[.$I$2]+[.A104]" office:value-type="float" office:value="44.7220006865012" calcext:value-type="float">
            <text:p>44.7220006865012</text:p>
          </table:table-cell>
          <table:table-cell office:value-type="float" office:value="1.5" calcext:value-type="float">
            <text:p>1.5</text:p>
          </table:table-cell>
          <table:table-cell office:value-type="float" office:value="2.30487804878049" calcext:value-type="float">
            <text:p>2.30487804878049</text:p>
          </table:table-cell>
          <table:table-cell office:value-type="float" office:value="1.25609756097561" calcext:value-type="float">
            <text:p>1.25609756097561</text:p>
          </table:table-cell>
          <table:table-cell table:number-columns-repeated="6"/>
        </table:table-row>
        <table:table-row table:style-name="ro1">
          <table:table-cell table:formula="of:=(SQRT(SUMXMY2([.C106:.D106];[.C105:.D105]))/[.$H$2])*[.$I$2]+[.A105]" office:value-type="float" office:value="45.0352029104326" calcext:value-type="float">
            <text:p>45.0352029104326</text:p>
          </table:table-cell>
          <table:table-cell office:value-type="float" office:value="1.5" calcext:value-type="float">
            <text:p>1.5</text:p>
          </table:table-cell>
          <table:table-cell office:value-type="float" office:value="2.28536585365854" calcext:value-type="float">
            <text:p>2.28536585365854</text:p>
          </table:table-cell>
          <table:table-cell office:value-type="float" office:value="1.24634146341463" calcext:value-type="float">
            <text:p>1.24634146341463</text:p>
          </table:table-cell>
          <table:table-cell table:number-columns-repeated="6"/>
        </table:table-row>
        <table:table-row table:style-name="ro1">
          <table:table-cell table:formula="of:=(SQRT(SUMXMY2([.C107:.D107];[.C106:.D106]))/[.$H$2])*[.$I$2]+[.A106]" office:value-type="float" office:value="45.3484051343639" calcext:value-type="float">
            <text:p>45.3484051343639</text:p>
          </table:table-cell>
          <table:table-cell office:value-type="float" office:value="1.5" calcext:value-type="float">
            <text:p>1.5</text:p>
          </table:table-cell>
          <table:table-cell office:value-type="float" office:value="2.26585365853659" calcext:value-type="float">
            <text:p>2.26585365853659</text:p>
          </table:table-cell>
          <table:table-cell office:value-type="float" office:value="1.23658536585366" calcext:value-type="float">
            <text:p>1.23658536585366</text:p>
          </table:table-cell>
          <table:table-cell table:number-columns-repeated="6"/>
        </table:table-row>
        <table:table-row table:style-name="ro1">
          <table:table-cell table:formula="of:=(SQRT(SUMXMY2([.C108:.D108];[.C107:.D107]))/[.$H$2])*[.$I$2]+[.A107]" office:value-type="float" office:value="45.6616073582954" calcext:value-type="float">
            <text:p>45.6616073582954</text:p>
          </table:table-cell>
          <table:table-cell office:value-type="float" office:value="1.5" calcext:value-type="float">
            <text:p>1.5</text:p>
          </table:table-cell>
          <table:table-cell office:value-type="float" office:value="2.24634146341463" calcext:value-type="float">
            <text:p>2.24634146341463</text:p>
          </table:table-cell>
          <table:table-cell office:value-type="float" office:value="1.22682926829268" calcext:value-type="float">
            <text:p>1.22682926829268</text:p>
          </table:table-cell>
          <table:table-cell table:number-columns-repeated="6"/>
        </table:table-row>
        <table:table-row table:style-name="ro1">
          <table:table-cell table:formula="of:=(SQRT(SUMXMY2([.C109:.D109];[.C108:.D108]))/[.$H$2])*[.$I$2]+[.A108]" office:value-type="float" office:value="46.0117780900027" calcext:value-type="float">
            <text:p>46.0117780900027</text:p>
          </table:table-cell>
          <table:table-cell office:value-type="float" office:value="1.5" calcext:value-type="float">
            <text:p>1.5</text:p>
          </table:table-cell>
          <table:table-cell office:value-type="float" office:value="2.22682926829268" calcext:value-type="float">
            <text:p>2.22682926829268</text:p>
          </table:table-cell>
          <table:table-cell office:value-type="float" office:value="1.21219512195122" calcext:value-type="float">
            <text:p>1.21219512195122</text:p>
          </table:table-cell>
          <table:table-cell table:number-columns-repeated="6"/>
        </table:table-row>
        <table:table-row table:style-name="ro1">
          <table:table-cell table:formula="of:=(SQRT(SUMXMY2([.C110:.D110];[.C109:.D109]))/[.$H$2])*[.$I$2]+[.A109]" office:value-type="float" office:value="46.3421284975952" calcext:value-type="float">
            <text:p>46.3421284975952</text:p>
          </table:table-cell>
          <table:table-cell office:value-type="float" office:value="1.5" calcext:value-type="float">
            <text:p>1.5</text:p>
          </table:table-cell>
          <table:table-cell office:value-type="float" office:value="2.20731707317073" calcext:value-type="float">
            <text:p>2.20731707317073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formula="of:=(SQRT(SUMXMY2([.C111:.D111];[.C110:.D110]))/[.$H$2])*[.$I$2]+[.A110]" office:value-type="float" office:value="46.7143650913353" calcext:value-type="float">
            <text:p>46.7143650913353</text:p>
          </table:table-cell>
          <table:table-cell office:value-type="float" office:value="1.5" calcext:value-type="float">
            <text:p>1.5</text:p>
          </table:table-cell>
          <table:table-cell office:value-type="float" office:value="2.18780487804878" calcext:value-type="float">
            <text:p>2.18780487804878</text:p>
          </table:table-cell>
          <table:table-cell office:value-type="float" office:value="1.18292682926829" calcext:value-type="float">
            <text:p>1.18292682926829</text:p>
          </table:table-cell>
          <table:table-cell table:number-columns-repeated="6"/>
        </table:table-row>
        <table:table-row table:style-name="ro1">
          <table:table-cell table:formula="of:=(SQRT(SUMXMY2([.C112:.D112];[.C111:.D111]))/[.$H$2])*[.$I$2]+[.A111]" office:value-type="float" office:value="47.1105380496766" calcext:value-type="float">
            <text:p>47.1105380496766</text:p>
          </table:table-cell>
          <table:table-cell office:value-type="float" office:value="1.5" calcext:value-type="float">
            <text:p>1.5</text:p>
          </table:table-cell>
          <table:table-cell office:value-type="float" office:value="2.16829268292683" calcext:value-type="float">
            <text:p>2.16829268292683</text:p>
          </table:table-cell>
          <table:table-cell office:value-type="float" office:value="1.16341463414634" calcext:value-type="float">
            <text:p>1.16341463414634</text:p>
          </table:table-cell>
          <table:table-cell table:number-columns-repeated="6"/>
        </table:table-row>
        <table:table-row table:style-name="ro1">
          <table:table-cell table:formula="of:=(SQRT(SUMXMY2([.C113:.D113];[.C112:.D112]))/[.$H$2])*[.$I$2]+[.A112]" office:value-type="float" office:value="47.5067110080178" calcext:value-type="float">
            <text:p>47.5067110080178</text:p>
          </table:table-cell>
          <table:table-cell office:value-type="float" office:value="1.5" calcext:value-type="float">
            <text:p>1.5</text:p>
          </table:table-cell>
          <table:table-cell office:value-type="float" office:value="2.14878048780488" calcext:value-type="float">
            <text:p>2.14878048780488</text:p>
          </table:table-cell>
          <table:table-cell office:value-type="float" office:value="1.14390243902439" calcext:value-type="float">
            <text:p>1.14390243902439</text:p>
          </table:table-cell>
          <table:table-cell table:number-columns-repeated="6"/>
        </table:table-row>
        <table:table-row table:style-name="ro1">
          <table:table-cell table:formula="of:=(SQRT(SUMXMY2([.C114:.D114];[.C113:.D113]))/[.$H$2])*[.$I$2]+[.A113]" office:value-type="float" office:value="47.8370614156103" calcext:value-type="float">
            <text:p>47.8370614156103</text:p>
          </table:table-cell>
          <table:table-cell office:value-type="float" office:value="1.5" calcext:value-type="float">
            <text:p>1.5</text:p>
          </table:table-cell>
          <table:table-cell office:value-type="float" office:value="2.13658536585366" calcext:value-type="float">
            <text:p>2.13658536585366</text:p>
          </table:table-cell>
          <table:table-cell office:value-type="float" office:value="1.12439024390244" calcext:value-type="float">
            <text:p>1.12439024390244</text:p>
          </table:table-cell>
          <table:table-cell table:number-columns-repeated="6"/>
        </table:table-row>
        <table:table-row table:style-name="ro1">
          <table:table-cell table:formula="of:=(SQRT(SUMXMY2([.C115:.D115];[.C114:.D114]))/[.$H$2])*[.$I$2]+[.A114]" office:value-type="float" office:value="48.1674118232028" calcext:value-type="float">
            <text:p>48.1674118232028</text:p>
          </table:table-cell>
          <table:table-cell office:value-type="float" office:value="1.5" calcext:value-type="float">
            <text:p>1.5</text:p>
          </table:table-cell>
          <table:table-cell office:value-type="float" office:value="2.12439024390244" calcext:value-type="float">
            <text:p>2.12439024390244</text:p>
          </table:table-cell>
          <table:table-cell office:value-type="float" office:value="1.10487804878049" calcext:value-type="float">
            <text:p>1.10487804878049</text:p>
          </table:table-cell>
          <table:table-cell table:number-columns-repeated="6"/>
        </table:table-row>
        <table:table-row table:style-name="ro1">
          <table:table-cell table:formula="of:=(SQRT(SUMXMY2([.C116:.D116];[.C115:.D115]))/[.$H$2])*[.$I$2]+[.A115]" office:value-type="float" office:value="48.4806140471342" calcext:value-type="float">
            <text:p>48.4806140471342</text:p>
          </table:table-cell>
          <table:table-cell office:value-type="float" office:value="1.5" calcext:value-type="float">
            <text:p>1.5</text:p>
          </table:table-cell>
          <table:table-cell office:value-type="float" office:value="2.11463414634146" calcext:value-type="float">
            <text:p>2.11463414634146</text:p>
          </table:table-cell>
          <table:table-cell office:value-type="float" office:value="1.08536585365854" calcext:value-type="float">
            <text:p>1.08536585365854</text:p>
          </table:table-cell>
          <table:table-cell table:number-columns-repeated="6"/>
        </table:table-row>
        <table:table-row table:style-name="ro1">
          <table:table-cell table:formula="of:=(SQRT(SUMXMY2([.C117:.D117];[.C116:.D116]))/[.$H$2])*[.$I$2]+[.A116]" office:value-type="float" office:value="48.7693722299" calcext:value-type="float">
            <text:p>48.7693722299</text:p>
          </table:table-cell>
          <table:table-cell office:value-type="float" office:value="1.5" calcext:value-type="float">
            <text:p>1.5</text:p>
          </table:table-cell>
          <table:table-cell office:value-type="float" office:value="2.10975609756098" calcext:value-type="float">
            <text:p>2.10975609756098</text:p>
          </table:table-cell>
          <table:table-cell office:value-type="float" office:value="1.06585365853659" calcext:value-type="float">
            <text:p>1.06585365853659</text:p>
          </table:table-cell>
          <table:table-cell table:number-columns-repeated="6"/>
        </table:table-row>
        <table:table-row table:style-name="ro1">
          <table:table-cell table:formula="of:=(SQRT(SUMXMY2([.C118:.D118];[.C117:.D117]))/[.$H$2])*[.$I$2]+[.A117]" office:value-type="float" office:value="49.058130412666" calcext:value-type="float">
            <text:p>49.058130412666</text:p>
          </table:table-cell>
          <table:table-cell office:value-type="float" office:value="1.5" calcext:value-type="float">
            <text:p>1.5</text:p>
          </table:table-cell>
          <table:table-cell office:value-type="float" office:value="2.10487804878049" calcext:value-type="float">
            <text:p>2.10487804878049</text:p>
          </table:table-cell>
          <table:table-cell office:value-type="float" office:value="1.04634146341463" calcext:value-type="float">
            <text:p>1.04634146341463</text:p>
          </table:table-cell>
          <table:table-cell table:number-columns-repeated="6"/>
        </table:table-row>
        <table:table-row table:style-name="ro1">
          <table:table-cell table:formula="of:=(SQRT(SUMXMY2([.C119:.D119];[.C118:.D118]))/[.$H$2])*[.$I$2]+[.A118]" office:value-type="float" office:value="49.61949680038" calcext:value-type="float">
            <text:p>49.61949680038</text:p>
          </table:table-cell>
          <table:table-cell office:value-type="float" office:value="1.5" calcext:value-type="float">
            <text:p>1.5</text:p>
          </table:table-cell>
          <table:table-cell office:value-type="float" office:value="2.10243902439024" calcext:value-type="float">
            <text:p>2.10243902439024</text:p>
          </table:table-cell>
          <table:table-cell office:value-type="float" office:value="1.00731707317073" calcext:value-type="float">
            <text:p>1.00731707317073</text:p>
          </table:table-cell>
          <table:table-cell table:number-columns-repeated="6"/>
        </table:table-row>
        <table:table-row table:style-name="ro1">
          <table:table-cell table:formula="of:=(SQRT(SUMXMY2([.C120:.D120];[.C119:.D119]))/[.$H$2])*[.$I$2]+[.A119]" office:value-type="float" office:value="50.1808631880942" calcext:value-type="float">
            <text:p>50.1808631880942</text:p>
          </table:table-cell>
          <table:table-cell office:value-type="float" office:value="1.5" calcext:value-type="float">
            <text:p>1.5</text:p>
          </table:table-cell>
          <table:table-cell office:value-type="float" office:value="2.10487804878049" calcext:value-type="float">
            <text:p>2.10487804878049</text:p>
          </table:table-cell>
          <table:table-cell office:value-type="float" office:value="0.968292682926829" calcext:value-type="float">
            <text:p>0.968292682926829</text:p>
          </table:table-cell>
          <table:table-cell table:number-columns-repeated="6"/>
        </table:table-row>
        <table:table-row table:style-name="ro1">
          <table:table-cell table:formula="of:=(SQRT(SUMXMY2([.C121:.D121];[.C120:.D120]))/[.$H$2])*[.$I$2]+[.A120]" office:value-type="float" office:value="50.5596307465954" calcext:value-type="float">
            <text:p>50.5596307465954</text:p>
          </table:table-cell>
          <table:table-cell office:value-type="float" office:value="1.5" calcext:value-type="float">
            <text:p>1.5</text:p>
          </table:table-cell>
          <table:table-cell office:value-type="float" office:value="2.09024390243902" calcext:value-type="float">
            <text:p>2.09024390243902</text:p>
          </table:table-cell>
          <table:table-cell office:value-type="float" office:value="0.946341463414634" calcext:value-type="float">
            <text:p>0.946341463414634</text:p>
          </table:table-cell>
          <table:table-cell table:number-columns-repeated="6"/>
        </table:table-row>
        <table:table-row table:style-name="ro1">
          <table:table-cell table:formula="of:=(SQRT(SUMXMY2([.C122:.D122];[.C121:.D121]))/[.$H$2])*[.$I$2]+[.A121]" office:value-type="float" office:value="51.1209971343095" calcext:value-type="float">
            <text:p>51.1209971343095</text:p>
          </table:table-cell>
          <table:table-cell office:value-type="float" office:value="1.5" calcext:value-type="float">
            <text:p>1.5</text:p>
          </table:table-cell>
          <table:table-cell office:value-type="float" office:value="2.05121951219512" calcext:value-type="float">
            <text:p>2.05121951219512</text:p>
          </table:table-cell>
          <table:table-cell office:value-type="float" office:value="0.948780487804878" calcext:value-type="float">
            <text:p>0.948780487804878</text:p>
          </table:table-cell>
          <table:table-cell table:number-columns-repeated="6"/>
        </table:table-row>
        <table:table-row table:style-name="ro1">
          <table:table-cell table:formula="of:=(SQRT(SUMXMY2([.C123:.D123];[.C122:.D122]))/[.$H$2])*[.$I$2]+[.A122]" office:value-type="float" office:value="51.6823635220236" calcext:value-type="float">
            <text:p>51.6823635220236</text:p>
          </table:table-cell>
          <table:table-cell office:value-type="float" office:value="1.5" calcext:value-type="float">
            <text:p>1.5</text:p>
          </table:table-cell>
          <table:table-cell office:value-type="float" office:value="2.01219512195122" calcext:value-type="float">
            <text:p>2.01219512195122</text:p>
          </table:table-cell>
          <table:table-cell office:value-type="float" office:value="0.951219512195122" calcext:value-type="float">
            <text:p>0.951219512195122</text:p>
          </table:table-cell>
          <table:table-cell table:number-columns-repeated="6"/>
        </table:table-row>
        <table:table-row table:style-name="ro1">
          <table:table-cell table:formula="of:=(SQRT(SUMXMY2([.C124:.D124];[.C123:.D123]))/[.$H$2])*[.$I$2]+[.A123]" office:value-type="float" office:value="52.2426366927553" calcext:value-type="float">
            <text:p>52.2426366927553</text:p>
          </table:table-cell>
          <table:table-cell office:value-type="float" office:value="1.5" calcext:value-type="float">
            <text:p>1.5</text:p>
          </table:table-cell>
          <table:table-cell office:value-type="float" office:value="1.97317073170732" calcext:value-type="float">
            <text:p>1.97317073170732</text:p>
          </table:table-cell>
          <table:table-cell office:value-type="float" office:value="0.951219512195122" calcext:value-type="float">
            <text:p>0.951219512195122</text:p>
          </table:table-cell>
          <table:table-cell table:number-columns-repeated="6"/>
        </table:table-row>
        <table:table-row table:style-name="ro1">
          <table:table-cell table:formula="of:=(SQRT(SUMXMY2([.C125:.D125];[.C124:.D124]))/[.$H$2])*[.$I$2]+[.A124]" office:value-type="float" office:value="52.8040030804695" calcext:value-type="float">
            <text:p>52.8040030804695</text:p>
          </table:table-cell>
          <table:table-cell office:value-type="float" office:value="1.5" calcext:value-type="float">
            <text:p>1.5</text:p>
          </table:table-cell>
          <table:table-cell office:value-type="float" office:value="1.93414634146341" calcext:value-type="float">
            <text:p>1.93414634146341</text:p>
          </table:table-cell>
          <table:table-cell office:value-type="float" office:value="0.948780487804878" calcext:value-type="float">
            <text:p>0.948780487804878</text:p>
          </table:table-cell>
          <table:table-cell table:number-columns-repeated="6"/>
        </table:table-row>
        <table:table-row table:style-name="ro1">
          <table:table-cell table:formula="of:=(SQRT(SUMXMY2([.C126:.D126];[.C125:.D125]))/[.$H$2])*[.$I$2]+[.A125]" office:value-type="float" office:value="53.3653694681836" calcext:value-type="float">
            <text:p>53.3653694681836</text:p>
          </table:table-cell>
          <table:table-cell office:value-type="float" office:value="1.5" calcext:value-type="float">
            <text:p>1.5</text:p>
          </table:table-cell>
          <table:table-cell office:value-type="float" office:value="1.89512195121951" calcext:value-type="float">
            <text:p>1.89512195121951</text:p>
          </table:table-cell>
          <table:table-cell office:value-type="float" office:value="0.946341463414634" calcext:value-type="float">
            <text:p>0.946341463414634</text:p>
          </table:table-cell>
          <table:table-cell table:number-columns-repeated="6"/>
        </table:table-row>
        <table:table-row table:style-name="ro1">
          <table:table-cell table:formula="of:=(SQRT(SUMXMY2([.C127:.D127];[.C126:.D126]))/[.$H$2])*[.$I$2]+[.A126]" office:value-type="float" office:value="53.9300028071705" calcext:value-type="float">
            <text:p>53.9300028071705</text:p>
          </table:table-cell>
          <table:table-cell office:value-type="float" office:value="1.5" calcext:value-type="float">
            <text:p>1.5</text:p>
          </table:table-cell>
          <table:table-cell office:value-type="float" office:value="1.85609756097561" calcext:value-type="float">
            <text:p>1.85609756097561</text:p>
          </table:table-cell>
          <table:table-cell office:value-type="float" office:value="0.941463414634146" calcext:value-type="float">
            <text:p>0.941463414634146</text:p>
          </table:table-cell>
          <table:table-cell table:number-columns-repeated="6"/>
        </table:table-row>
        <table:table-row table:style-name="ro1">
          <table:table-cell table:formula="of:=(SQRT(SUMXMY2([.C128:.D128];[.C127:.D127]))/[.$H$2])*[.$I$2]+[.A127]" office:value-type="float" office:value="54.4946361461574" calcext:value-type="float">
            <text:p>54.4946361461574</text:p>
          </table:table-cell>
          <table:table-cell office:value-type="float" office:value="1.5" calcext:value-type="float">
            <text:p>1.5</text:p>
          </table:table-cell>
          <table:table-cell office:value-type="float" office:value="1.81707317073171" calcext:value-type="float">
            <text:p>1.81707317073171</text:p>
          </table:table-cell>
          <table:table-cell office:value-type="float" office:value="0.936585365853659" calcext:value-type="float">
            <text:p>0.936585365853659</text:p>
          </table:table-cell>
          <table:table-cell table:number-columns-repeated="6"/>
        </table:table-row>
        <table:table-row table:style-name="ro1">
          <table:table-cell table:formula="of:=(SQRT(SUMXMY2([.C129:.D129];[.C128:.D128]))/[.$H$2])*[.$I$2]+[.A128]" office:value-type="float" office:value="54.7833943289232" calcext:value-type="float">
            <text:p>54.7833943289232</text:p>
          </table:table-cell>
          <table:table-cell office:value-type="float" office:value="1.5" calcext:value-type="float">
            <text:p>1.5</text:p>
          </table:table-cell>
          <table:table-cell office:value-type="float" office:value="1.79756097560976" calcext:value-type="float">
            <text:p>1.79756097560976</text:p>
          </table:table-cell>
          <table:table-cell office:value-type="float" office:value="0.931707317073171" calcext:value-type="float">
            <text:p>0.931707317073171</text:p>
          </table:table-cell>
          <table:table-cell table:number-columns-repeated="6"/>
        </table:table-row>
        <table:table-row table:style-name="ro1">
          <table:table-cell table:formula="of:=(SQRT(SUMXMY2([.C130:.D130];[.C129:.D129]))/[.$H$2])*[.$I$2]+[.A129]" office:value-type="float" office:value="55.072152511689" calcext:value-type="float">
            <text:p>55.072152511689</text:p>
          </table:table-cell>
          <table:table-cell office:value-type="float" office:value="1.5" calcext:value-type="float">
            <text:p>1.5</text:p>
          </table:table-cell>
          <table:table-cell office:value-type="float" office:value="1.77804878048781" calcext:value-type="float">
            <text:p>1.77804878048781</text:p>
          </table:table-cell>
          <table:table-cell office:value-type="float" office:value="0.926829268292683" calcext:value-type="float">
            <text:p>0.926829268292683</text:p>
          </table:table-cell>
          <table:table-cell table:number-columns-repeated="6"/>
        </table:table-row>
        <table:table-row table:style-name="ro1">
          <table:table-cell table:formula="of:=(SQRT(SUMXMY2([.C131:.D131];[.C130:.D130]))/[.$H$2])*[.$I$2]+[.A130]" office:value-type="float" office:value="55.360910694455" calcext:value-type="float">
            <text:p>55.360910694455</text:p>
          </table:table-cell>
          <table:table-cell office:value-type="float" office:value="1.5" calcext:value-type="float">
            <text:p>1.5</text:p>
          </table:table-cell>
          <table:table-cell office:value-type="float" office:value="1.75853658536585" calcext:value-type="float">
            <text:p>1.75853658536585</text:p>
          </table:table-cell>
          <table:table-cell office:value-type="float" office:value="0.921951219512195" calcext:value-type="float">
            <text:p>0.921951219512195</text:p>
          </table:table-cell>
          <table:table-cell table:number-columns-repeated="6"/>
        </table:table-row>
        <table:table-row table:style-name="ro1">
          <table:table-cell table:formula="of:=(SQRT(SUMXMY2([.C132:.D132];[.C131:.D131]))/[.$H$2])*[.$I$2]+[.A131]" office:value-type="float" office:value="55.6600966987758" calcext:value-type="float">
            <text:p>55.6600966987758</text:p>
          </table:table-cell>
          <table:table-cell office:value-type="float" office:value="1.5" calcext:value-type="float">
            <text:p>1.5</text:p>
          </table:table-cell>
          <table:table-cell office:value-type="float" office:value="1.7390243902439" calcext:value-type="float">
            <text:p>1.7390243902439</text:p>
          </table:table-cell>
          <table:table-cell office:value-type="float" office:value="0.914634146341463" calcext:value-type="float">
            <text:p>0.914634146341463</text:p>
          </table:table-cell>
          <table:table-cell table:number-columns-repeated="6"/>
        </table:table-row>
        <table:table-row table:style-name="ro1">
          <table:table-cell table:formula="of:=(SQRT(SUMXMY2([.C133:.D133];[.C132:.D132]))/[.$H$2])*[.$I$2]+[.A132]" office:value-type="float" office:value="55.9592827030965" calcext:value-type="float">
            <text:p>55.9592827030965</text:p>
          </table:table-cell>
          <table:table-cell office:value-type="float" office:value="1.5" calcext:value-type="float">
            <text:p>1.5</text:p>
          </table:table-cell>
          <table:table-cell office:value-type="float" office:value="1.71951219512195" calcext:value-type="float">
            <text:p>1.71951219512195</text:p>
          </table:table-cell>
          <table:table-cell office:value-type="float" office:value="0.907317073170732" calcext:value-type="float">
            <text:p>0.907317073170732</text:p>
          </table:table-cell>
          <table:table-cell table:number-columns-repeated="6"/>
        </table:table-row>
        <table:table-row table:style-name="ro1">
          <table:table-cell table:formula="of:=(SQRT(SUMXMY2([.C134:.D134];[.C133:.D133]))/[.$H$2])*[.$I$2]+[.A133]" office:value-type="float" office:value="56.2584687074173" calcext:value-type="float">
            <text:p>56.2584687074173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table:formula="of:=(SQRT(SUMXMY2([.C135:.D135];[.C134:.D134]))/[.$H$2])*[.$I$2]+[.A134]" office:value-type="float" office:value="56.5716709313486" calcext:value-type="float">
            <text:p>56.5716709313486</text:p>
          </table:table-cell>
          <table:table-cell office:value-type="float" office:value="1.5" calcext:value-type="float">
            <text:p>1.5</text:p>
          </table:table-cell>
          <table:table-cell office:value-type="float" office:value="1.68048780487805" calcext:value-type="float">
            <text:p>1.68048780487805</text:p>
          </table:table-cell>
          <table:table-cell office:value-type="float" office:value="0.890243902439024" calcext:value-type="float">
            <text:p>0.890243902439024</text:p>
          </table:table-cell>
          <table:table-cell table:number-columns-repeated="6"/>
        </table:table-row>
        <table:table-row table:style-name="ro1">
          <table:table-cell table:formula="of:=(SQRT(SUMXMY2([.C136:.D136];[.C135:.D135]))/[.$H$2])*[.$I$2]+[.A135]" office:value-type="float" office:value="56.9020213389411" calcext:value-type="float">
            <text:p>56.9020213389411</text:p>
          </table:table-cell>
          <table:table-cell office:value-type="float" office:value="1.5" calcext:value-type="float">
            <text:p>1.5</text:p>
          </table:table-cell>
          <table:table-cell office:value-type="float" office:value="1.6609756097561" calcext:value-type="float">
            <text:p>1.6609756097561</text:p>
          </table:table-cell>
          <table:table-cell office:value-type="float" office:value="0.878048780487805" calcext:value-type="float">
            <text:p>0.878048780487805</text:p>
          </table:table-cell>
          <table:table-cell table:number-columns-repeated="6"/>
        </table:table-row>
        <table:table-row table:style-name="ro1">
          <table:table-cell table:formula="of:=(SQRT(SUMXMY2([.C137:.D137];[.C136:.D136]))/[.$H$2])*[.$I$2]+[.A136]" office:value-type="float" office:value="57.2323717465337" calcext:value-type="float">
            <text:p>57.2323717465337</text:p>
          </table:table-cell>
          <table:table-cell office:value-type="float" office:value="1.5" calcext:value-type="float">
            <text:p>1.5</text:p>
          </table:table-cell>
          <table:table-cell office:value-type="float" office:value="1.64146341463415" calcext:value-type="float">
            <text:p>1.64146341463415</text:p>
          </table:table-cell>
          <table:table-cell office:value-type="float" office:value="0.865853658536585" calcext:value-type="float">
            <text:p>0.865853658536585</text:p>
          </table:table-cell>
          <table:table-cell table:number-columns-repeated="6"/>
        </table:table-row>
        <table:table-row table:style-name="ro1">
          <table:table-cell table:formula="of:=(SQRT(SUMXMY2([.C138:.D138];[.C137:.D137]))/[.$H$2])*[.$I$2]+[.A137]" office:value-type="float" office:value="57.582542478241" calcext:value-type="float">
            <text:p>57.582542478241</text:p>
          </table:table-cell>
          <table:table-cell office:value-type="float" office:value="1.5" calcext:value-type="float">
            <text:p>1.5</text:p>
          </table:table-cell>
          <table:table-cell office:value-type="float" office:value="1.6219512195122" calcext:value-type="float">
            <text:p>1.6219512195122</text:p>
          </table:table-cell>
          <table:table-cell office:value-type="float" office:value="0.851219512195122" calcext:value-type="float">
            <text:p>0.851219512195122</text:p>
          </table:table-cell>
          <table:table-cell table:number-columns-repeated="6"/>
        </table:table-row>
        <table:table-row table:style-name="ro1">
          <table:table-cell table:formula="of:=(SQRT(SUMXMY2([.C139:.D139];[.C138:.D138]))/[.$H$2])*[.$I$2]+[.A138]" office:value-type="float" office:value="57.9547790719811" calcext:value-type="float">
            <text:p>57.9547790719811</text:p>
          </table:table-cell>
          <table:table-cell office:value-type="float" office:value="1.5" calcext:value-type="float">
            <text:p>1.5</text:p>
          </table:table-cell>
          <table:table-cell office:value-type="float" office:value="1.60243902439024" calcext:value-type="float">
            <text:p>1.60243902439024</text:p>
          </table:table-cell>
          <table:table-cell office:value-type="float" office:value="0.834146341463415" calcext:value-type="float">
            <text:p>0.834146341463415</text:p>
          </table:table-cell>
          <table:table-cell table:number-columns-repeated="6"/>
        </table:table-row>
        <table:table-row table:style-name="ro1">
          <table:table-cell table:formula="of:=(SQRT(SUMXMY2([.C140:.D140];[.C139:.D139]))/[.$H$2])*[.$I$2]+[.A139]" office:value-type="float" office:value="58.277620534843" calcext:value-type="float">
            <text:p>58.277620534843</text:p>
          </table:table-cell>
          <table:table-cell office:value-type="float" office:value="1.5" calcext:value-type="float">
            <text:p>1.5</text:p>
          </table:table-cell>
          <table:table-cell office:value-type="float" office:value="1.58780487804878" calcext:value-type="float">
            <text:p>1.58780487804878</text:p>
          </table:table-cell>
          <table:table-cell office:value-type="float" office:value="0.817073170731707" calcext:value-type="float">
            <text:p>0.817073170731707</text:p>
          </table:table-cell>
          <table:table-cell table:number-columns-repeated="6"/>
        </table:table-row>
        <table:table-row table:style-name="ro1">
          <table:table-cell table:formula="of:=(SQRT(SUMXMY2([.C141:.D141];[.C140:.D140]))/[.$H$2])*[.$I$2]+[.A140]" office:value-type="float" office:value="58.6498571285831" calcext:value-type="float">
            <text:p>58.6498571285831</text:p>
          </table:table-cell>
          <table:table-cell office:value-type="float" office:value="1.5" calcext:value-type="float">
            <text:p>1.5</text:p>
          </table:table-cell>
          <table:table-cell office:value-type="float" office:value="1.57073170731707" calcext:value-type="float">
            <text:p>1.57073170731707</text:p>
          </table:table-cell>
          <table:table-cell office:value-type="float" office:value="0.797560975609756" calcext:value-type="float">
            <text:p>0.797560975609756</text:p>
          </table:table-cell>
          <table:table-cell table:number-columns-repeated="6"/>
        </table:table-row>
        <table:table-row table:style-name="ro1">
          <table:table-cell table:formula="of:=(SQRT(SUMXMY2([.C142:.D142];[.C141:.D141]))/[.$H$2])*[.$I$2]+[.A141]" office:value-type="float" office:value="58.9802075361756" calcext:value-type="float">
            <text:p>58.9802075361756</text:p>
          </table:table-cell>
          <table:table-cell office:value-type="float" office:value="1.5" calcext:value-type="float">
            <text:p>1.5</text:p>
          </table:table-cell>
          <table:table-cell office:value-type="float" office:value="1.55853658536585" calcext:value-type="float">
            <text:p>1.55853658536585</text:p>
          </table:table-cell>
          <table:table-cell office:value-type="float" office:value="0.778048780487805" calcext:value-type="float">
            <text:p>0.778048780487805</text:p>
          </table:table-cell>
          <table:table-cell table:number-columns-repeated="6"/>
        </table:table-row>
        <table:table-row table:style-name="ro1">
          <table:table-cell table:formula="of:=(SQRT(SUMXMY2([.C143:.D143];[.C142:.D142]))/[.$H$2])*[.$I$2]+[.A142]" office:value-type="float" office:value="59.2934097601069" calcext:value-type="float">
            <text:p>59.2934097601069</text:p>
          </table:table-cell>
          <table:table-cell office:value-type="float" office:value="1.5" calcext:value-type="float">
            <text:p>1.5</text:p>
          </table:table-cell>
          <table:table-cell office:value-type="float" office:value="1.54878048780488" calcext:value-type="float">
            <text:p>1.54878048780488</text:p>
          </table:table-cell>
          <table:table-cell office:value-type="float" office:value="0.758536585365854" calcext:value-type="float">
            <text:p>0.758536585365854</text:p>
          </table:table-cell>
          <table:table-cell table:number-columns-repeated="6"/>
        </table:table-row>
        <table:table-row table:style-name="ro1">
          <table:table-cell table:formula="of:=(SQRT(SUMXMY2([.C144:.D144];[.C143:.D143]))/[.$H$2])*[.$I$2]+[.A143]" office:value-type="float" office:value="59.6066119840383" calcext:value-type="float">
            <text:p>59.6066119840383</text:p>
          </table:table-cell>
          <table:table-cell office:value-type="float" office:value="1.5" calcext:value-type="float">
            <text:p>1.5</text:p>
          </table:table-cell>
          <table:table-cell office:value-type="float" office:value="1.5390243902439" calcext:value-type="float">
            <text:p>1.5390243902439</text:p>
          </table:table-cell>
          <table:table-cell office:value-type="float" office:value="0.739024390243902" calcext:value-type="float">
            <text:p>0.739024390243902</text:p>
          </table:table-cell>
          <table:table-cell table:number-columns-repeated="6"/>
        </table:table-row>
        <table:table-row table:style-name="ro1">
          <table:table-cell table:formula="of:=(SQRT(SUMXMY2([.C145:.D145];[.C144:.D144]))/[.$H$2])*[.$I$2]+[.A144]" office:value-type="float" office:value="59.9057979883591" calcext:value-type="float">
            <text:p>59.9057979883591</text:p>
          </table:table-cell>
          <table:table-cell office:value-type="float" office:value="1.5" calcext:value-type="float">
            <text:p>1.5</text:p>
          </table:table-cell>
          <table:table-cell office:value-type="float" office:value="1.53170731707317" calcext:value-type="float">
            <text:p>1.53170731707317</text:p>
          </table:table-cell>
          <table:table-cell office:value-type="float" office:value="0.719512195121951" calcext:value-type="float">
            <text:p>0.719512195121951</text:p>
          </table:table-cell>
          <table:table-cell table:number-columns-repeated="6"/>
        </table:table-row>
        <table:table-row table:style-name="ro1">
          <table:table-cell table:formula="of:=(SQRT(SUMXMY2([.C146:.D146];[.C145:.D145]))/[.$H$2])*[.$I$2]+[.A145]" office:value-type="float" office:value="60.2049839926799" calcext:value-type="float">
            <text:p>60.2049839926799</text:p>
          </table:table-cell>
          <table:table-cell office:value-type="float" office:value="1.5" calcext:value-type="float">
            <text:p>1.5</text:p>
          </table:table-cell>
          <table:table-cell office:value-type="float" office:value="1.52439024390244" calcext:value-type="float">
            <text:p>1.52439024390244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 table:number-rows-repeated="104842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2:03:56.473427565</dc:date>
    <meta:editing-duration>PT46M20S</meta:editing-duration>
    <meta:editing-cycles>14</meta:editing-cycles>
    <meta:generator>LibreOffice/7.3.7.2$Linux_X86_64 LibreOffice_project/30$Build-2</meta:generator>
    <meta:document-statistic meta:table-count="1" meta:cell-count="590" meta:object-count="0"/>
  </office:meta>
</office:document-meta>
</file>